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511000017A70000116F9A9B7DAF.svm" manifest:media-type=""/>
  <manifest:file-entry manifest:full-path="Pictures/100002010000009800000082D7E349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6666" draw:opacity="70%" draw:textarea-horizontal-align="justify" draw:textarea-vertical-align="middle" draw:auto-grow-height="false" draw:shadow-opacity="70%"/>
    </style:style>
    <style:style style:name="gr2" style:family="graphic" style:parent-style-name="standard">
      <style:graphic-properties draw:stroke="solid" svg:stroke-width="0.01cm" svg:stroke-color="#ffffff" draw:marker-start-width="0.215cm" draw:marker-end-width="0.215cm" draw:stroke-linejoin="miter" draw:fill="solid" draw:fill-color="#ffcc00" draw:opacity="100%" draw:textarea-horizontal-align="justify" draw:textarea-vertical-align="middle" draw:auto-grow-height="false" fo:padding-top="0.13cm" fo:padding-bottom="0.13cm" fo:padding-left="0.255cm" fo:padding-right="0.255cm" draw:shadow-opacity="100%"/>
    </style:style>
    <style:style style:name="gr3" style:family="graphic" style:parent-style-name="standard">
      <style:graphic-properties draw:stroke="solid" svg:stroke-width="0.01cm" svg:stroke-color="#ffffff" draw:marker-start-width="0.215cm" draw:marker-end-width="0.215cm" draw:stroke-linejoin="miter" draw:fill="solid" draw:fill-color="#000000" draw:opacity="100%" draw:textarea-horizontal-align="justify" draw:textarea-vertical-align="middle" draw:auto-grow-height="false" fo:padding-top="0.13cm" fo:padding-bottom="0.13cm" fo:padding-left="0.255cm" fo:padding-right="0.255cm" draw:shadow-opacity="100%"/>
    </style:style>
    <style:style style:name="gr4" style:family="graphic" style:parent-style-name="standard">
      <style:graphic-properties draw:stroke="solid" svg:stroke-width="0.01cm" svg:stroke-color="#ffffff" draw:marker-start-width="0.215cm" draw:marker-end-width="0.215cm" draw:stroke-linejoin="miter" draw:fill="solid" draw:fill-color="#808080" draw:opacity="100%" draw:textarea-horizontal-align="justify" draw:textarea-vertical-align="middle" draw:auto-grow-height="false" fo:padding-top="0.13cm" fo:padding-bottom="0.13cm" fo:padding-left="0.255cm" fo:padding-right="0.255cm" draw:shadow-opacity="100%"/>
    </style:style>
    <style:style style:name="gr5" style:family="graphic" style:parent-style-name="objectwithoutfill">
      <style:graphic-properties svg:stroke-width="0.01cm" svg:stroke-color="#ffffff" draw:marker-start-width="0.215cm" draw:marker-end-width="0.215cm" draw:stroke-linejoin="miter" draw:fill="solid" draw:fill-color="#000000" draw:textarea-vertical-align="middle" fo:padding-top="0.13cm" fo:padding-bottom="0.13cm" fo:padding-left="0.255cm" fo:padding-right="0.255cm"/>
    </style:style>
    <style:style style:name="gr6" style:family="graphic" style:parent-style-name="standard">
      <style:graphic-properties draw:stroke="solid" svg:stroke-width="0.01cm" svg:stroke-color="#ffffff" draw:marker-start-width="0.215cm" draw:marker-end-width="0.215cm" draw:stroke-linejoin="miter" draw:fill="solid" draw:fill-color="#6666ff" draw:opacity="100%" draw:textarea-horizontal-align="justify" draw:textarea-vertical-align="middle" draw:auto-grow-height="false" fo:padding-top="0.13cm" fo:padding-bottom="0.13cm" fo:padding-left="0.255cm" fo:padding-right="0.255cm" draw:shadow-opacity="100%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641cm, 0cm)" draw:image-opacity="80%" style:mirror="none"/>
    </style:style>
    <style:style style:name="gr8" style:family="graphic" style:parent-style-name="standard">
      <style:graphic-properties draw:stroke="solid" svg:stroke-width="0.01cm" svg:stroke-color="#ffffff" draw:marker-start-width="0.215cm" draw:marker-end-width="0.215cm" draw:stroke-linejoin="miter" draw:fill="solid" draw:fill-color="#999999" draw:opacity="100%" draw:textarea-horizontal-align="justify" draw:textarea-vertical-align="middle" draw:auto-grow-height="false" fo:padding-top="0.13cm" fo:padding-bottom="0.13cm" fo:padding-left="0.255cm" fo:padding-right="0.255cm" draw:shadow-opacity="100%"/>
    </style:style>
    <style:style style:name="gr9" style:family="graphic" style:parent-style-name="standard">
      <style:graphic-properties draw:stroke="solid" svg:stroke-width="0.01cm" svg:stroke-color="#ffffff" draw:marker-start-width="0.215cm" draw:marker-end-width="0.215cm" draw:stroke-linejoin="miter" draw:fill="solid" draw:fill-color="#000000" draw:opacity="85%" draw:textarea-horizontal-align="justify" draw:textarea-vertical-align="middle" draw:auto-grow-height="false" fo:padding-top="0.13cm" fo:padding-bottom="0.13cm" fo:padding-left="0.255cm" fo:padding-right="0.255cm" draw:shadow-opacity="85%"/>
    </style:style>
    <style:style style:name="gr10" style:family="graphic" style:parent-style-name="standard">
      <style:graphic-properties draw:stroke="solid" svg:stroke-width="0.01cm" svg:stroke-color="#ffffff" draw:marker-start-width="0.215cm" draw:marker-end-width="0.215cm" draw:stroke-linejoin="miter" draw:fill="solid" draw:fill-color="#000000" draw:opacity="90%" draw:textarea-horizontal-align="justify" draw:textarea-vertical-align="middle" draw:auto-grow-height="false" fo:padding-top="0.13cm" fo:padding-bottom="0.13cm" fo:padding-left="0.255cm" fo:padding-right="0.255cm" draw:shadow-opacity="90%"/>
    </style:style>
    <style:style style:name="gr11" style:family="graphic" style:parent-style-name="measure">
      <style:graphic-properties draw:textarea-vertical-align="middle"/>
    </style:style>
    <style:style style:name="gr12" style:family="graphic" style:parent-style-name="standard">
      <style:graphic-properties draw:stroke="solid" svg:stroke-width="0.01cm" svg:stroke-color="#ffffff" draw:marker-start-width="0.215cm" draw:marker-end-width="0.215cm" draw:fill="gradient" draw:fill-color="#ff3333" draw:fill-gradient-name="Gradient_20_2" draw:textarea-horizontal-align="justify" draw:textarea-vertical-align="middle" draw:auto-grow-height="false" fo:padding-top="0.13cm" fo:padding-bottom="0.13cm" fo:padding-left="0.255cm" fo:padding-right="0.255cm"/>
    </style:style>
    <style:style style:name="gr13" style:family="graphic" style:parent-style-name="standard">
      <style:graphic-properties draw:stroke="none" draw:fill="gradient" draw:fill-color="#ff3333" draw:fill-gradient-name="Gradient_20_2" draw:textarea-horizontal-align="justify" draw:textarea-vertical-align="middle" draw:auto-grow-height="false"/>
    </style:style>
    <style:style style:name="gr14" style:family="graphic" style:parent-style-name="standard">
      <style:graphic-properties draw:stroke="solid" svg:stroke-width="0.01cm" svg:stroke-color="#ffffff" draw:marker-start-width="0.215cm" draw:marker-end-width="0.215cm" draw:stroke-linejoin="miter" draw:fill="solid" draw:fill-color="#808080" draw:textarea-horizontal-align="justify" draw:textarea-vertical-align="middle" draw:auto-grow-height="false" fo:padding-top="0.13cm" fo:padding-bottom="0.13cm" fo:padding-left="0.255cm" fo:padding-right="0.255cm"/>
    </style:style>
    <style:style style:name="gr15" style:family="graphic" style:parent-style-name="standard">
      <style:graphic-properties draw:stroke="solid" svg:stroke-width="0.01cm" svg:stroke-color="#ffffff" draw:marker-start-width="0.215cm" draw:marker-end-width="0.215cm" draw:fill="solid" draw:fill-color="#9900ff" draw:opacity="70%" draw:textarea-horizontal-align="justify" draw:textarea-vertical-align="middle" draw:auto-grow-height="false" fo:padding-top="0.13cm" fo:padding-bottom="0.13cm" fo:padding-left="0.255cm" fo:padding-right="0.255cm" draw:shadow-opacity="70%"/>
    </style:style>
    <style:style style:name="gr16" style:family="graphic" style:parent-style-name="standard">
      <style:graphic-properties draw:stroke="solid" svg:stroke-width="0.01cm" svg:stroke-color="#ffffff" draw:marker-start-width="0.215cm" draw:marker-end-width="0.215cm" draw:fill="solid" draw:fill-color="#ff6600" draw:opacity="70%" draw:textarea-horizontal-align="justify" draw:textarea-vertical-align="middle" draw:auto-grow-height="false" fo:padding-top="0.13cm" fo:padding-bottom="0.13cm" fo:padding-left="0.255cm" fo:padding-right="0.255cm" draw:shadow-opacity="70%"/>
    </style:style>
    <style:style style:name="gr17" style:family="graphic" style:parent-style-name="standard">
      <style:graphic-properties draw:stroke="none" draw:fill="solid" draw:fill-color="#9900ff" draw:opacity="70%" draw:textarea-horizontal-align="justify" draw:textarea-vertical-align="middle" draw:auto-grow-height="false" draw:shadow-opacity="70%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solid" svg:stroke-width="0.05cm" svg:stroke-color="#000000" draw:marker-start-width="0.275cm" draw:marker-end-width="0.275cm" draw:fill="solid" draw:fill-color="#ff3333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draw:stroke="solid" svg:stroke-width="0.01cm" svg:stroke-color="#ffffff" draw:marker-start-width="0.215cm" draw:marker-end-width="0.215cm" draw:stroke-linejoin="miter" draw:fill="solid" draw:fill-color="#3399ff" draw:opacity="100%" draw:textarea-horizontal-align="justify" draw:textarea-vertical-align="middle" draw:auto-grow-height="false" fo:padding-top="0.13cm" fo:padding-bottom="0.13cm" fo:padding-left="0.255cm" fo:padding-right="0.255cm" draw:shadow-opacity="100%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2" style:family="graphic" style:parent-style-name="objectwithoutfill">
      <style:graphic-properties svg:stroke-width="0.05cm" svg:stroke-color="#ff66ff" draw:marker-start-width="0.275cm" draw:marker-end-width="0.275cm" draw:fill="solid" draw:fill-color="#ff99ff" draw:textarea-vertical-align="middle" fo:padding-top="0.15cm" fo:padding-bottom="0.15cm" fo:padding-left="0.275cm" fo:padding-right="0.275cm" draw:start-line-spacing-horizontal="0cm" draw:start-line-spacing-vertical="0cm" draw:end-line-spacing-horizontal="0cm" draw:end-line-spacing-vertical="0cm"/>
    </style:style>
    <style:style style:name="gr23" style:family="graphic" style:parent-style-name="objectwithoutfill">
      <style:graphic-properties svg:stroke-width="0.05cm" svg:stroke-color="#000000" draw:marker-start-width="0.275cm" draw:marker-end-width="0.275cm" draw:fill="solid" draw:fill-color="#ff99ff" draw:textarea-vertical-align="middle" fo:padding-top="0.15cm" fo:padding-bottom="0.15cm" fo:padding-left="0.275cm" fo:padding-right="0.275cm" draw:start-line-spacing-horizontal="0cm" draw:start-line-spacing-vertical="0cm" draw:end-line-spacing-horizontal="0cm" draw:end-line-spacing-vertical="0cm"/>
    </style:style>
    <style:style style:name="gr24" style:family="graphic" style:parent-style-name="objectwithoutfill">
      <style:graphic-properties svg:stroke-width="0.05cm" svg:stroke-color="#ff6600" draw:marker-start-width="0.275cm" draw:marker-end-width="0.275cm" draw:fill="solid" draw:fill-color="#ff99ff" draw:textarea-vertical-align="middle" fo:padding-top="0.15cm" fo:padding-bottom="0.15cm" fo:padding-left="0.275cm" fo:padding-right="0.275cm" draw:start-line-spacing-horizontal="0cm" draw:start-line-spacing-vertical="0cm" draw:end-line-spacing-horizontal="0cm" draw:end-line-spacing-vertical="0cm"/>
    </style:style>
    <style:style style:name="gr25" style:family="graphic" style:parent-style-name="objectwithoutfill">
      <style:graphic-properties svg:stroke-width="0.05cm" svg:stroke-color="#808080" draw:marker-start-width="0.275cm" draw:marker-end-width="0.275cm" draw:fill="solid" draw:fill-color="#ff99ff" draw:textarea-vertical-align="middle" fo:padding-top="0.15cm" fo:padding-bottom="0.15cm" fo:padding-left="0.275cm" fo:padding-right="0.275cm" draw:start-line-spacing-horizontal="0cm" draw:start-line-spacing-vertical="0cm" draw:end-line-spacing-horizontal="0cm" draw:end-line-spacing-vertical="0cm"/>
    </style:style>
    <style:style style:name="gr26" style:family="graphic" style:parent-style-name="objectwithoutfill">
      <style:graphic-properties svg:stroke-width="0.05cm" svg:stroke-color="#ffffff" draw:marker-start-width="0.275cm" draw:marker-end-width="0.275cm" draw:fill="solid" draw:fill-color="#ff99ff" draw:textarea-vertical-align="middle" fo:padding-top="0.15cm" fo:padding-bottom="0.15cm" fo:padding-left="0.275cm" fo:padding-right="0.275cm" draw:start-line-spacing-horizontal="0cm" draw:start-line-spacing-vertical="0cm" draw:end-line-spacing-horizontal="0cm" draw:end-line-spacing-vertical="0cm"/>
    </style:style>
    <style:style style:name="gr27" style:family="graphic" style:parent-style-name="objectwithoutfill">
      <style:graphic-properties svg:stroke-width="0.05cm" svg:stroke-color="#009900" draw:marker-start-width="0.275cm" draw:marker-end-width="0.275cm" draw:fill="solid" draw:fill-color="#ff99ff" draw:textarea-vertical-align="middle" fo:padding-top="0.15cm" fo:padding-bottom="0.15cm" fo:padding-left="0.275cm" fo:padding-right="0.275cm" draw:start-line-spacing-horizontal="0cm" draw:start-line-spacing-vertical="0cm" draw:end-line-spacing-horizontal="0cm" draw:end-line-spacing-vertical="0cm"/>
    </style:style>
    <style:style style:name="gr28" style:family="graphic" style:parent-style-name="objectwithoutfill">
      <style:graphic-properties svg:stroke-width="0.05cm" svg:stroke-color="#ffff66" draw:marker-start-width="0.275cm" draw:marker-end-width="0.275cm" draw:fill="solid" draw:fill-color="#ff99ff" draw:textarea-vertical-align="middle" fo:padding-top="0.15cm" fo:padding-bottom="0.15cm" fo:padding-left="0.275cm" fo:padding-right="0.275cm" draw:start-line-spacing-horizontal="0cm" draw:start-line-spacing-vertical="0.15cm" draw:end-line-spacing-horizontal="0cm" draw:end-line-spacing-vertical="0cm"/>
    </style:style>
    <style:style style:name="gr29" style:family="graphic" style:parent-style-name="standard">
      <style:graphic-properties svg:stroke-width="0.01cm" svg:stroke-color="#ffffff" draw:marker-start-width="0.215cm" draw:marker-end-width="0.215cm" draw:fill="solid" draw:fill-color="#ff6600" draw:textarea-horizontal-align="justify" draw:textarea-vertical-align="middle" draw:auto-grow-height="false" fo:padding-top="0.13cm" fo:padding-bottom="0.13cm" fo:padding-left="0.255cm" fo:padding-right="0.255cm"/>
    </style:style>
    <style:style style:name="gr30" style:family="graphic" style:parent-style-name="objectwithoutfill">
      <style:graphic-properties svg:stroke-width="0.02cm" svg:stroke-color="#b2b2b2" draw:marker-start-width="0.23cm" draw:marker-end-width="0.23cm" draw:fill="solid" draw:fill-color="#ff99ff" draw:textarea-vertical-align="middle" fo:padding-top="0.135cm" fo:padding-bottom="0.135cm" fo:padding-left="0.26cm" fo:padding-right="0.26cm" draw:start-line-spacing-horizontal="0cm" draw:start-line-spacing-vertical="0cm" draw:end-line-spacing-horizontal="0cm" draw:end-line-spacing-vertical="0cm"/>
    </style:style>
    <style:style style:name="gr31" style:family="graphic" style:parent-style-name="standard">
      <style:graphic-properties draw:stroke="none" svg:stroke-color="#000000" draw:fill="solid" draw:fill-color="#ffffff" draw:textarea-horizontal-align="center" draw:textarea-vertical-align="middle" fo:min-height="0.05cm" draw:shadow="hidden"/>
    </style:style>
    <style:style style:name="gr32" style:family="graphic" style:parent-style-name="standard">
      <style:graphic-properties draw:stroke="none" svg:stroke-color="#000000" draw:fill="solid" draw:fill-color="#ffffff" draw:textarea-horizontal-align="left" draw:textarea-vertical-align="middle" draw:auto-grow-height="true" draw:auto-grow-width="true" fo:min-height="0cm" fo:min-width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pt" fo:font-weight="bold" style:font-size-asian="4pt" style:font-weight-asian="bold" style:font-size-complex="4pt" style:font-weight-complex="bold"/>
    </style:style>
    <style:style style:name="P3" style:family="paragraph">
      <style:paragraph-properties fo:text-align="center"/>
      <style:text-properties style:font-name="Arial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4pt" fo:font-weight="bold" style:font-size-asian="4pt" style:font-weight-asian="bold" style:font-size-complex="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cm" svg:height="5.1cm" svg:x="21.75cm" svg:y="15.2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g>
          <draw:g>
            <draw:g>
              <draw:custom-shape draw:style-name="gr2" draw:text-style-name="P1" draw:layer="layout" svg:width="0.6cm" svg:height="0.9cm" svg:x="9.25cm" svg:y="9.6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8cm" svg:height="0.5cm" svg:x="9.85cm" svg:y="9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3cm" svg:height="0.6cm" svg:x="10.3cm" svg:y="9.6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1cm" svg:height="0.35cm" svg:x="9.75cm" svg:y="10.5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1cm" svg:height="0.35cm" svg:x="9.5cm" svg:y="10.5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1cm" svg:height="0.35cm" svg:x="9.25cm" svg:y="10.5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" draw:text-style-name="P1" draw:layer="layout" svg:width="0.5cm" svg:height="0.3cm" svg:x="5.85cm" svg:y="10.6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1" draw:layer="layout" svg:width="0.1cm" svg:height="0.55cm" svg:x="6.2cm" svg:y="10.9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1" draw:layer="layout" svg:width="0.1cm" svg:height="0.55cm" svg:x="5.9cm" svg:y="10.9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1" draw:layer="layout" svg:width="0.1cm" svg:height="0.3cm" svg:x="6.2cm" svg:y="10.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1" draw:layer="layout" svg:width="0.1cm" svg:height="0.3cm" svg:x="5.9cm" svg:y="10.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custom-shape draw:style-name="gr3" draw:text-style-name="P1" draw:layer="layout" svg:width="0.7cm" svg:height="0.6cm" svg:x="12.35cm" svg:y="9.6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2cm" svg:height="0.9cm" svg:x="11.15cm" svg:y="9.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0.8cm" svg:height="1cm" svg:x="10.35cm" svg:y="9.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3" draw:text-style-name="P1" draw:layer="layout" svg:width="0.7cm" svg:height="7.6cm" svg:x="12.45cm" svg:y="2.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0.7cm" svg:height="0.2cm" svg:x="12.45cm" svg:y="2.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0.7cm" svg:height="0.6cm" svg:x="12.45cm" svg:y="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path draw:style-name="gr5" draw:text-style-name="P1" draw:layer="layout" svg:width="0.762cm" svg:height="0.71cm" draw:transform="skewX (0.34766958699727) rotate (0.896226570899088) translate (12.3586319797222cm 1.85049124160043cm)" svg:viewBox="0 0 763 711" svg:d="M0 165c166-188 368-234 595-39s207 398 40 585c-211-182-424-364-635-546z">
                  <text:p/>
                </draw:path>
              </draw:g>
            </draw:g>
            <draw:custom-shape draw:style-name="gr6" draw:text-style-name="P1" draw:layer="layout" svg:width="4.1cm" svg:height="0.1cm" svg:x="5.8cm" svg:y="10.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7" draw:text-style-name="P1" draw:layer="layout" svg:width="2.55cm" svg:height="1.139cm" svg:x="7.35cm" svg:y="10.661cm">
            <draw:image xlink:href="Pictures/100002010000009800000082D7E3491C.png" xlink:type="simple" xlink:show="embed" xlink:actuate="onLoad">
              <text:p/>
            </draw:image>
          </draw:frame>
          <draw:custom-shape draw:style-name="gr3" draw:text-style-name="P1" draw:layer="layout" svg:width="0.25cm" svg:height="0.85cm" svg:x="5.85cm" svg:y="10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25cm" svg:height="0.85cm" svg:x="6.1cm" svg:y="10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1cm" svg:height="0.3cm" draw:transform="rotate (-3.14159265358979) translate (6.275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1cm" svg:height="0.3cm" draw:transform="rotate (-3.14159265358979) translate (6.025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g>
              <draw:custom-shape draw:style-name="gr3" draw:text-style-name="P1" draw:layer="layout" svg:width="0.5cm" svg:height="0.3cm" draw:transform="rotate (-3.14159265358979) translate (7.9cm 9.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1" draw:layer="layout" svg:width="0.1cm" svg:height="0.55cm" draw:transform="rotate (-3.14159265358979) translate (7.55cm 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1" draw:layer="layout" svg:width="0.1cm" svg:height="0.55cm" draw:transform="rotate (-3.14159265358979) translate (7.85cm 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1" draw:layer="layout" svg:width="0.1cm" svg:height="0.4cm" draw:transform="rotate (-3.14159265358979) translate (7.55cm 9.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1" draw:layer="layout" svg:width="0.1cm" svg:height="0.4cm" draw:transform="rotate (-3.14159265358979) translate (7.85cm 9.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8" draw:text-style-name="P1" draw:layer="measurelines" svg:width="1cm" svg:height="0.4cm" svg:x="10.8cm" svg:y="8.9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4" draw:text-style-name="P1" draw:layer="measurelines" svg:width="0.1cm" svg:height="0.6cm" draw:transform="rotate (-3.14159265358979) translate (7.954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measurelines" svg:width="0.1cm" svg:height="0.6cm" draw:transform="rotate (-3.14159265358979) translate (7.7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measurelines" svg:width="0.1cm" svg:height="0.6cm" draw:transform="rotate (-3.14159265358979) translate (8.209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measurelines" svg:width="0.1cm" svg:height="0.6cm" draw:transform="rotate (-3.14159265358979) translate (8.463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measurelines" svg:width="0.1cm" svg:height="0.6cm" draw:transform="rotate (-3.14159265358979) translate (8.971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measurelines" svg:width="0.1cm" svg:height="0.6cm" draw:transform="rotate (-3.14159265358979) translate (8.717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measurelines" svg:width="0.1cm" svg:height="0.6cm" draw:transform="rotate (-3.14159265358979) translate (9.226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measurelines" svg:width="0.1cm" svg:height="0.6cm" draw:transform="rotate (-3.14159265358979) translate (9.48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measurelines" svg:width="0.1cm" svg:height="0.6cm" draw:transform="rotate (-3.14159265358979) translate (9.734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measurelines" svg:width="0.1cm" svg:height="0.6cm" draw:transform="rotate (-3.14159265358979) translate (9.989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measurelines" svg:width="0.1cm" svg:height="0.6cm" draw:transform="rotate (-3.14159265358979) translate (10.243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measurelines" svg:width="0.1cm" svg:height="0.6cm" draw:transform="rotate (-3.14159265358979) translate (10.497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measurelines" svg:width="0.1cm" svg:height="0.6cm" draw:transform="rotate (-3.14159265358979) translate (10.751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measurelines" svg:width="0.1cm" svg:height="0.6cm" draw:transform="rotate (-3.14159265358979) translate (11.006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measurelines" svg:width="0.1cm" svg:height="0.6cm" draw:transform="rotate (-3.14159265358979) translate (11.25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" draw:layer="layout" svg:width="4.3cm" svg:height="0.2cm" svg:x="7.3cm" svg:y="9.3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9" draw:text-style-name="P1" draw:layer="layout" svg:width="3.9cm" svg:height="0.2cm" svg:x="7.45cm" svg:y="9.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6" draw:text-style-name="P1" draw:layer="layout" svg:width="6.3cm" svg:height="0.2cm" svg:x="5.3cm" svg:y="10.5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4" draw:text-style-name="P1" draw:layer="layout" svg:width="0.085cm" svg:height="0.9cm" svg:x="11.162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4" draw:text-style-name="P1" draw:layer="layout" svg:width="0.085cm" svg:height="0.9cm" svg:x="10.907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4" draw:text-style-name="P1" draw:layer="layout" svg:width="0.085cm" svg:height="0.9cm" svg:x="10.653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4" draw:text-style-name="P1" draw:layer="layout" svg:width="0.085cm" svg:height="0.9cm" svg:x="10.398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4" draw:text-style-name="P1" draw:layer="layout" svg:width="0.085cm" svg:height="0.9cm" svg:x="10.143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4" draw:text-style-name="P1" draw:layer="layout" svg:width="0.085cm" svg:height="0.9cm" svg:x="9.889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4" draw:text-style-name="P1" draw:layer="layout" svg:width="0.085cm" svg:height="0.9cm" svg:x="9.634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4" draw:text-style-name="P1" draw:layer="layout" svg:width="0.085cm" svg:height="0.9cm" svg:x="9.38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4" draw:text-style-name="P1" draw:layer="layout" svg:width="0.085cm" svg:height="0.9cm" svg:x="9.125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4" draw:text-style-name="P1" draw:layer="layout" svg:width="0.085cm" svg:height="0.9cm" svg:x="8.87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4" draw:text-style-name="P1" draw:layer="layout" svg:width="0.085cm" svg:height="0.9cm" svg:x="8.616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4" draw:text-style-name="P1" draw:layer="layout" svg:width="0.085cm" svg:height="0.9cm" svg:x="8.361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4" draw:text-style-name="P1" draw:layer="layout" svg:width="0.085cm" svg:height="0.9cm" svg:x="7.607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4" draw:text-style-name="P1" draw:layer="layout" svg:width="0.085cm" svg:height="0.9cm" svg:x="8.106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4" draw:text-style-name="P1" draw:layer="layout" svg:width="0.085cm" svg:height="0.9cm" svg:x="7.852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9" draw:text-style-name="P1" draw:layer="layout" svg:width="3.9cm" svg:height="0.85cm" svg:x="7.45cm" svg:y="9.7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8" draw:text-style-name="P1" draw:layer="layout" svg:width="2.1cm" svg:height="1.4cm" svg:x="4.85cm" svg:y="9.1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10" draw:text-style-name="P1" draw:layer="layout" svg:width="3.9cm" svg:height="0.85cm" svg:x="7.45cm" svg:y="10.9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0.1cm" svg:height="0.3cm" draw:transform="rotate (-3.14159265358979) translate (7.954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1cm" svg:height="0.3cm" draw:transform="rotate (-3.14159265358979) translate (7.7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1cm" svg:height="0.3cm" draw:transform="rotate (-3.14159265358979) translate (8.209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1cm" svg:height="0.3cm" draw:transform="rotate (-3.14159265358979) translate (8.463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1cm" svg:height="0.3cm" draw:transform="rotate (-3.14159265358979) translate (8.971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1cm" svg:height="0.3cm" draw:transform="rotate (-3.14159265358979) translate (8.717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1cm" svg:height="0.3cm" draw:transform="rotate (-3.14159265358979) translate (9.226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1cm" svg:height="0.3cm" draw:transform="rotate (-3.14159265358979) translate (9.48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1cm" svg:height="0.3cm" draw:transform="rotate (-3.14159265358979) translate (9.734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1cm" svg:height="0.3cm" draw:transform="rotate (-3.14159265358979) translate (9.989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1cm" svg:height="0.3cm" draw:transform="rotate (-3.14159265358979) translate (10.243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1cm" svg:height="0.3cm" draw:transform="rotate (-3.14159265358979) translate (10.497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1cm" svg:height="0.3cm" draw:transform="rotate (-3.14159265358979) translate (10.751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1cm" svg:height="0.3cm" draw:transform="rotate (-3.14159265358979) translate (11.006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1cm" svg:height="0.3cm" draw:transform="rotate (-3.14159265358979) translate (11.25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measure draw:style-name="gr11" draw:text-style-name="P1" draw:layer="layout" svg:x1="4.8cm" svg:y1="15.4cm" svg:x2="12cm" svg:y2="15.4cm">
          <text:p text:style-name="P1"><text:measure text:kind="gap"/><text:measure text:kind="value">72</text:measure><text:measure text:kind="unit">mm</text:measure><text:measure text:kind="gap"/></text:p>
        </draw:measure>
        <draw:measure draw:style-name="gr11" draw:text-style-name="P1" draw:layer="layout" svg:x1="4.75cm" svg:y1="20.341cm" svg:x2="4.75cm" svg:y2="15.241cm">
          <text:p text:style-name="P1"><text:measure text:kind="gap"/><text:measure text:kind="value">51</text:measure><text:measure text:kind="unit">mm</text:measure><text:measure text:kind="gap"/></text:p>
        </draw:measure>
        <draw:g>
          <draw:g>
            <draw:custom-shape draw:style-name="gr12" draw:text-style-name="P1" draw:layer="layout" svg:width="0.3cm" svg:height="0.7cm" svg:x="5.05cm" svg:y="11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" draw:layer="layout" svg:width="0.6cm" svg:height="1cm" svg:x="4.9cm" svg:y="11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3" draw:text-style-name="P1" draw:layer="layout" svg:width="0.3cm" svg:height="0.8cm" svg:x="5.05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" draw:layer="layout" svg:width="0.6cm" svg:height="4cm" svg:x="4.9cm" svg:y="7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4" draw:text-style-name="P1" draw:layer="layout" svg:width="0.5cm" svg:height="0.4cm" svg:x="4.95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" draw:layer="layout" svg:width="0.5cm" svg:height="0.3cm" svg:x="4.95cm" svg:y="1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2" draw:text-style-name="P1" draw:layer="layout" svg:width="0.3cm" svg:height="0.7cm" svg:x="11.55cm" svg:y="11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" draw:layer="layout" svg:width="0.6cm" svg:height="1cm" svg:x="11.4cm" svg:y="11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3" draw:text-style-name="P1" draw:layer="layout" svg:width="0.3cm" svg:height="0.8cm" svg:x="11.55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" draw:layer="layout" svg:width="0.6cm" svg:height="4cm" svg:x="11.4cm" svg:y="7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4" draw:text-style-name="P1" draw:layer="layout" svg:width="0.5cm" svg:height="0.4cm" svg:x="11.45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" draw:layer="layout" svg:width="0.5cm" svg:height="0.3cm" svg:x="11.45cm" svg:y="1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5" draw:text-style-name="P1" draw:layer="layout" svg:width="7.3cm" svg:height="0.3cm" svg:x="4.8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7.3cm" svg:height="0.1cm" svg:x="4.8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7.3cm" svg:height="0.3cm" svg:x="4.8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7" draw:text-style-name="P1" draw:layer="measurelines" svg:width="7.3cm" svg:height="5.1cm" svg:x="4.75cm" svg:y="1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text-style-name="P1" draw:layer="layout" svg:width="6.054cm" svg:height="4.462cm" svg:x="5.5cm" svg:y="15.65cm">
            <draw:image xlink:href="Pictures/20000511000017A70000116F9A9B7DAF.svm" xlink:type="simple" xlink:show="embed" xlink:actuate="onLoad">
              <text:p/>
            </draw:image>
          </draw:frame>
          <draw:g>
            <draw:custom-shape draw:style-name="gr19" draw:text-style-name="P1" draw:layer="measurelines" svg:width="0.6cm" svg:height="0.6cm" svg:x="4.85cm" svg:y="15.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1" draw:layer="measurelines" svg:width="0.3cm" svg:height="0.3cm" svg:x="4.999cm" svg:y="15.4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9" draw:text-style-name="P1" draw:layer="measurelines" svg:width="0.6cm" svg:height="0.6cm" svg:x="11.25cm" svg:y="15.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1" draw:layer="measurelines" svg:width="0.3cm" svg:height="0.3cm" svg:x="11.399cm" svg:y="15.4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9" draw:text-style-name="P1" draw:layer="measurelines" svg:width="0.6cm" svg:height="0.6cm" svg:x="4.85cm" svg:y="19.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1" draw:layer="measurelines" svg:width="0.3cm" svg:height="0.3cm" svg:x="4.999cm" svg:y="19.7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9" draw:text-style-name="P1" draw:layer="measurelines" svg:width="0.6cm" svg:height="0.6cm" svg:x="11.35cm" svg:y="19.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1" draw:layer="measurelines" svg:width="0.3cm" svg:height="0.3cm" svg:x="11.499cm" svg:y="19.7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9" draw:text-style-name="P1" draw:layer="measurelines" svg:width="0.5cm" svg:height="1cm" svg:x="5.926cm" svg:y="18.1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measurelines" svg:width="3.9cm" svg:height="0.25cm" svg:x="7.758cm" svg:y="16.06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1" draw:layer="measurelines" svg:width="3.9cm" svg:height="0.25cm" svg:x="7.764cm" svg:y="17.62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g>
          <draw:g>
            <draw:custom-shape draw:style-name="gr6" draw:text-style-name="P1" draw:layer="layout" svg:width="6.3cm" svg:height="1.8cm" svg:x="5.635cm" svg:y="16.086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9" draw:text-style-name="P1" draw:layer="layout" svg:width="3.9cm" svg:height="0.25cm" svg:x="7.785cm" svg:y="17.636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8" draw:text-style-name="P1" draw:layer="layout" svg:width="2.1cm" svg:height="1.6cm" svg:x="5.185cm" svg:y="16.186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9" draw:text-style-name="P1" draw:layer="measurelines" svg:width="3.9cm" svg:height="0.25cm" svg:x="7.785cm" svg:y="16.086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0" draw:text-style-name="P1" draw:layer="layout" svg:width="4.3cm" svg:height="1.7cm" svg:x="7.635cm" svg:y="16.136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" draw:text-style-name="P1" draw:layer="layout" svg:width="0.5cm" svg:height="0.8cm" draw:transform="rotate (-3.14159265358979) translate (8.235cm 17.3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" draw:layer="measurelines" svg:width="1cm" svg:height="0.8cm" svg:x="11.135cm" svg:y="16.586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1" draw:layer="layout" svg:width="0.4cm" svg:height="0.6cm" draw:transform="rotate (-3.14159265358979) translate (9.432cm 17.2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6" draw:text-style-name="P1" draw:layer="layout" svg:width="4.1cm" svg:height="1.5cm" svg:x="5.9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5cm" svg:height="1cm" svg:x="5.95cm" svg:y="18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2" draw:text-style-name="P1" draw:layer="layout" svg:width="0.6cm" svg:height="0.6cm" svg:x="9.35cm" svg:y="18.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2" draw:text-style-name="P1" draw:layer="layout" svg:width="0.8cm" svg:height="0.5cm" svg:x="9.95cm" svg:y="18.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" draw:text-style-name="P1" draw:layer="layout" svg:width="0.3cm" svg:height="0.6cm" svg:x="10.4cm" svg:y="18.3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>
            <draw:g>
              <draw:custom-shape draw:style-name="gr3" draw:text-style-name="P1" draw:layer="layout" svg:width="0.7cm" svg:height="0.6cm" svg:x="12.45cm" svg:y="18.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1" draw:layer="layout" svg:width="1.2cm" svg:height="0.9cm" svg:x="11.25cm" svg:y="18.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1" draw:layer="layout" svg:width="0.8cm" svg:height="1cm" svg:x="10.45cm" svg:y="18.1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" draw:text-style-name="P1" draw:layer="layout" svg:width="0.7cm" svg:height="7.6cm" svg:x="12.55cm" svg:y="18.2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3" draw:text-style-name="P1" draw:layer="layout" svg:width="0.7cm" svg:height="0.2cm" svg:x="12.55cm" svg:y="25.8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3" draw:text-style-name="P1" draw:layer="layout" svg:width="0.7cm" svg:height="0.6cm" svg:x="12.55cm" svg:y="26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path draw:style-name="gr5" draw:text-style-name="P1" draw:layer="layout" svg:width="0.761cm" svg:height="0.71cm" draw:transform="skewX (-0.346622389446074) rotate (2.24484248391511) translate (12.9343889178912cm 27.3447943301038cm)" svg:viewBox="0 0 762 711" svg:d="M762 165c-166-188-368-234-595-39-226 195-206 398-39 585 211-182 423-364 634-546z">
                <text:p/>
              </draw:path>
            </draw:g>
          </draw:g>
        </draw:g>
        <draw:custom-shape draw:style-name="gr9" draw:text-style-name="P1" draw:layer="layout" svg:width="0.5cm" svg:height="1cm" svg:x="27.374cm" svg:y="18.15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1" draw:layer="layout" svg:width="3.9cm" svg:height="0.25cm" svg:x="22.142cm" svg:y="16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3.9cm" svg:height="0.25cm" svg:x="22.136cm" svg:y="17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" xml:id="id1" draw:id="id1" draw:layer="layout" svg:width="6.054cm" svg:height="4.462cm" svg:x="22.246cm" svg:y="15.65cm">
          <draw:image xlink:href="Pictures/20000511000017A70000116F9A9B7DAF.svm" xlink:type="simple" xlink:show="embed" xlink:actuate="onLoad">
            <text:p/>
          </draw:image>
          <draw:glue-point draw:id="4" svg:x="-4.514cm" svg:y="-3.767cm"/>
          <draw:glue-point draw:id="5" svg:x="0.652cm" svg:y="-3.78cm"/>
          <draw:glue-point draw:id="6" svg:x="-1.501cm" svg:y="-0.289cm" draw:escape-direction="down"/>
          <draw:glue-point draw:id="7" svg:x="-1.935cm" svg:y="-0.291cm" draw:escape-direction="down"/>
          <draw:glue-point draw:id="8" svg:x="-2.363cm" svg:y="-0.293cm" draw:escape-direction="down"/>
          <draw:glue-point draw:id="9" svg:x="-2.791cm" svg:y="-0.289cm" draw:escape-direction="down"/>
          <draw:glue-point draw:id="10" svg:x="-3.221cm" svg:y="-0.289cm" draw:escape-direction="down"/>
          <draw:glue-point draw:id="11" svg:x="3.658cm" svg:y="0.867cm" draw:escape-direction="left"/>
          <draw:glue-point draw:id="12" svg:x="4.084cm" svg:y="1.445cm"/>
          <draw:glue-point draw:id="13" svg:x="3.658cm" svg:y="1.452cm"/>
          <draw:glue-point draw:id="14" svg:x="3.668cm" svg:y="2.023cm" draw:escape-direction="left"/>
          <draw:glue-point draw:id="15" svg:x="4.094cm" svg:y="2.023cm"/>
          <draw:glue-point draw:id="16" svg:x="4.094cm" svg:y="2.597cm"/>
          <draw:glue-point draw:id="17" svg:x="3.663cm" svg:y="2.61cm"/>
          <draw:glue-point draw:id="18" svg:x="-0.214cm" svg:y="-0.286cm"/>
        </draw:frame>
        <draw:g>
          <draw:custom-shape draw:style-name="gr19" draw:text-style-name="P1" draw:layer="layout" svg:width="0.6cm" svg:height="0.6cm" svg:x="28.35cm" svg:y="15.35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3cm" svg:height="0.3cm" svg:x="28.501cm" svg:y="15.49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1" draw:layer="layout" svg:width="0.6cm" svg:height="0.6cm" svg:x="21.95cm" svg:y="15.35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3cm" svg:height="0.3cm" svg:x="22.101cm" svg:y="15.49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1" draw:layer="layout" svg:width="0.6cm" svg:height="0.6cm" svg:x="28.35cm" svg:y="19.65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3cm" svg:height="0.3cm" svg:x="28.501cm" svg:y="19.79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1" draw:layer="layout" svg:width="0.6cm" svg:height="0.6cm" svg:x="21.85cm" svg:y="19.65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3cm" svg:height="0.3cm" svg:x="22.001cm" svg:y="19.79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2" draw:text-style-name="P1" draw:layer="layout" draw:type="curve" draw:line-skew="4.308cm -1.347cm" svg:x1="27.487cm" svg:y1="18.267cm" svg:x2="23.843cm" svg:y2="17.751cm" draw:start-shape="id1" draw:start-glue-point="11" draw:end-shape="id1" draw:end-glue-point="8" svg:d="M27487 18267c-1399 0-1166 249-1727 500s-1917 505-1917-1016" svg:viewBox="0 0 3645 1207">
          <text:p/>
        </draw:connector>
        <draw:connector draw:style-name="gr23" draw:text-style-name="P1" draw:layer="layout" draw:type="curve" draw:line-skew="-1.337cm 3.588cm" svg:x1="27.49cm" svg:y1="19.045cm" svg:x2="25.144cm" svg:y2="17.754cm" draw:start-shape="id1" draw:start-glue-point="17" draw:end-shape="id1" draw:end-glue-point="18" svg:d="M27490 19045c-790 0-658 96-1047 330s-1299 605-1299-1621" svg:viewBox="0 0 2347 1801">
          <text:p/>
        </draw:connector>
        <draw:connector draw:style-name="gr24" draw:text-style-name="P1" draw:layer="layout" draw:type="curve" draw:line-skew="0.341cm -0.2cm 0.484cm" svg:x1="27.751cm" svg:y1="19.039cm" svg:x2="22.541cm" svg:y2="16.201cm" draw:start-shape="id1" draw:start-glue-point="16" draw:end-shape="id1" draw:end-glue-point="4" svg:d="M27751 19039c1335 0 891-3589-2065-3589-2955 0-2862 751-3145 751" svg:viewBox="0 0 5927 3590">
          <text:p/>
        </draw:connector>
        <draw:connector draw:style-name="gr25" draw:text-style-name="P1" draw:layer="layout" draw:type="curve" draw:line-skew="-2.172cm -1.522cm" svg:x1="27.487cm" svg:y1="18.528cm" svg:x2="24.365cm" svg:y2="17.753cm" draw:start-shape="id1" draw:start-glue-point="13" draw:end-shape="id1" draw:end-glue-point="6" svg:d="M27487 18528c-2038 0-1698 31-1969 151s-1153 329-1153-926" svg:viewBox="0 0 3123 1019">
          <text:p/>
        </draw:connector>
        <draw:connector draw:style-name="gr26" draw:text-style-name="P1" draw:layer="layout" draw:type="curve" draw:line-skew="3.888cm -1.079cm" svg:x1="27.493cm" svg:y1="18.783cm" svg:x2="23.584cm" svg:y2="17.753cm" draw:start-shape="id1" draw:start-glue-point="14" draw:end-shape="id1" draw:end-glue-point="9" svg:d="M27493 18783c-2038 0-1698 124-2166 347s-1743 543-1743-1377" svg:viewBox="0 0 3910 1547">
          <text:p/>
        </draw:connector>
        <draw:connector draw:style-name="gr27" draw:text-style-name="P1" draw:layer="layout" draw:type="curve" draw:line-skew="-3.047cm" svg:x1="24.102cm" svg:y1="17.752cm" svg:x2="27.745cm" svg:y2="18.525cm" draw:start-shape="id1" draw:start-glue-point="7" draw:end-shape="id1" draw:end-glue-point="12" svg:d="M24102 17752c0-1030 2099-859 3218-408s1257 1181 425 1181" svg:viewBox="0 0 4178 1537">
          <text:p/>
        </draw:connector>
        <draw:connector draw:style-name="gr28" draw:text-style-name="P1" draw:layer="layout" draw:type="curve" draw:line-skew="-0.007cm -0.466cm" svg:x1="27.751cm" svg:y1="18.783cm" svg:x2="23.324cm" svg:y2="17.753cm" draw:start-shape="id1" draw:start-glue-point="15" draw:end-shape="id1" draw:end-glue-point="10" svg:d="M27751 18783c813 0 678 507-632 1015s-3795 1019-3795-2045" svg:viewBox="0 0 4934 2430">
          <text:p/>
        </draw:connector>
        <draw:custom-shape draw:style-name="gr29" draw:text-style-name="P2" xml:id="id2" draw:id="id2" draw:layer="layout" svg:width="0.332cm" svg:height="0.25cm" svg:x="27.454cm" svg:y="19.194cm">
          <text:p text:style-name="P2"><text:span text:style-name="T1">-||-</text:span>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onnector draw:style-name="gr30" draw:text-style-name="P1" draw:layer="layout" draw:type="line" svg:x1="27.739cm" svg:y1="19.23cm" svg:x2="27.751cm" svg:y2="19.039cm" draw:start-shape="id2" draw:start-glue-point="5" draw:end-shape="id1" draw:end-glue-point="16" svg:d="M27739 19230l12-191" svg:viewBox="0 0 13 192">
          <text:p/>
        </draw:connector>
        <draw:connector draw:style-name="gr30" draw:text-style-name="P1" draw:layer="layout" draw:type="line" svg:x1="27.503cm" svg:y1="19.23cm" svg:x2="27.49cm" svg:y2="19.045cm" draw:start-shape="id2" draw:start-glue-point="11" draw:end-shape="id1" draw:end-glue-point="17" svg:d="M27503 19230l-13-185" svg:viewBox="0 0 14 186">
          <text:p/>
        </draw:connector>
        <draw:g>
          <draw:polygon draw:style-name="gr31" draw:text-style-name="P3" draw:layer="layout" svg:width="0.031cm" svg:height="0.073cm" draw:transform="rotate (1.5707963267949) translate (28.3292451935623cm 20.1094172434838cm)" svg:viewBox="0 0 32 74" draw:points="32,74 18,74 18,21 16,23 14,24 12,26 10,27 7,28 5,30 3,31 0,32 0,19 1,18 3,18 4,17 6,16 7,15 9,14 10,13 12,12 14,11 15,9 16,8 17,6 19,5 19,3 20,2 21,0 32,0">
            <text:p/>
          </draw:polygon>
          <draw:polygon draw:style-name="gr31" draw:text-style-name="P3" draw:layer="layout" svg:width="0.049cm" svg:height="0.073cm" draw:transform="rotate (1.5707963267949) translate (28.3292965131452cm 19.8529489903833cm)" svg:viewBox="0 0 50 74" draw:points="50,61 50,74 0,74 0,72 1,70 1,69 2,67 2,65 3,63 4,62 5,60 6,58 7,56 9,54 11,52 15,48 21,42 25,38 28,35 31,32 32,31 32,30 33,29 34,28 34,27 35,26 35,25 35,24 35,23 35,22 35,20 35,19 35,18 35,17 35,17 34,17 34,16 34,16 34,15 33,15 33,15 33,14 32,14 32,14 32,13 31,13 31,13 31,13 30,13 30,12 29,12 28,12 27,12 26,12 25,12 24,12 23,12 22,12 22,12 21,13 21,13 21,13 20,13 20,14 19,14 19,14 19,14 18,15 18,15 18,16 18,16 17,16 17,17 17,18 16,19 16,20 16,22 16,23 2,22 2,19 3,16 3,14 4,12 5,11 5,10 6,9 7,8 7,7 8,6 9,6 10,5 11,4 13,3 15,2 17,1 19,1 21,0 24,0 26,0 29,0 31,0 34,1 36,1 37,2 38,2 39,3 40,3 41,4 42,5 42,5 43,6 45,7 45,8 46,9 47,10 47,11 48,12 48,13 48,13 49,14 49,15 49,16 49,18 50,21 49,22 49,23 49,24 49,25 49,27 48,28 48,29 48,30 47,31 47,32 46,33 45,35 45,36 44,37 42,39 41,40 41,41 38,43 36,46 33,49 27,54 26,56 24,57 23,58 23,59 22,60 21,61">
            <text:p/>
          </draw:polygon>
          <draw:polygon draw:style-name="gr31" draw:text-style-name="P3" draw:layer="layout" svg:width="0.048cm" svg:height="0.075cm" draw:transform="rotate (1.5707963267949) translate (28.3290342130552cm 19.5829517459135cm)" svg:viewBox="0 0 49 76" draw:points="0,55 14,53 14,54 14,55 14,57 15,58 15,59 16,59 16,60 16,60 17,61 17,61 18,62 19,62 20,63 20,63 20,63 21,63 22,64 23,64 24,64 25,64 26,64 26,64 27,63 27,63 28,63 28,63 29,63 29,62 29,62 30,62 30,62 31,61 31,60 32,60 32,60 32,59 33,59 33,58 33,58 34,57 34,55 34,54 34,53 34,51 34,50 34,49 34,48 34,47 33,46 33,45 33,45 33,44 32,44 32,43 32,43 31,42 30,42 30,41 29,41 29,41 28,41 28,41 28,40 27,40 27,40 26,40 26,40 25,40 24,40 23,40 22,40 22,40 20,41 18,41 20,30 21,29 22,29 24,29 25,29 26,28 26,28 27,28 27,28 28,27 28,27 28,27 29,27 29,26 29,26 30,25 30,25 30,25 30,24 31,24 31,23 31,23 31,22 31,22 31,21 31,20 31,19 31,18 31,17 31,16 31,16 31,16 30,15 30,15 30,15 30,14 30,14 29,14 29,14 29,13 28,13 28,13 28,13 27,13 27,12 27,12 26,12 26,12 25,12 24,12 23,12 22,12 22,12 21,12 20,12 20,12 20,12 19,13 19,13 18,14 17,14 17,15 17,15 16,15 16,16 16,16 15,17 15,18 14,19 14,20 14,22 1,19 1,18 2,16 2,15 3,13 3,12 4,11 4,10 5,9 6,8 7,7 8,6 8,5 9,4 10,4 12,3 13,2 14,2 15,1 17,1 18,1 19,0 21,0 22,0 24,0 26,0 29,0 31,1 32,1 33,2 34,2 35,3 36,3 37,4 38,4 39,5 40,6 40,7 42,8 43,9 44,11 44,12 45,14 45,15 45,16 46,17 46,19 46,20 45,21 45,23 45,24 45,25 44,26 44,27 43,28 42,29 41,30 41,31 40,31 39,32 38,33 35,35 37,35 38,35 39,36 41,37 42,38 43,39 44,40 45,41 46,42 47,43 47,44 48,46 48,47 49,49 49,50 49,52 49,54 48,57 48,58 48,59 48,60 47,61 47,62 46,63 46,64 45,65 44,67 42,69 40,70 38,72 37,72 36,73 35,73 34,74 32,75 29,75 27,75 24,76 22,75 19,75 17,75 15,74 13,73 11,72 9,71 8,70 6,68 5,67 3,65 2,63 2,61 1,59 0,57">
            <text:p/>
          </draw:polygon>
          <draw:path draw:style-name="gr31" draw:text-style-name="P3" draw:layer="layout" svg:width="0.052cm" svg:height="0.073cm" draw:transform="rotate (1.5707963267949) translate (28.3292451935623cm 19.3368626111365cm)" svg:viewBox="0 0 53 74" svg:d="M30 74v-15h-30v-12l32-47h12v47h9v12h-9v15zM30 47v-25l-17 25z">
            <text:p/>
          </draw:path>
          <draw:polygon draw:style-name="gr31" draw:text-style-name="P3" draw:layer="layout" svg:width="0.049cm" svg:height="0.073cm" draw:transform="rotate (1.5707963267949) translate (28.3303400113291cm 19.0805139509858cm)" svg:viewBox="0 0 50 74" draw:points="0,54 14,52 14,54 15,55 15,56 15,57 16,58 16,59 17,59 18,60 18,61 19,61 20,62 21,62 22,62 23,63 24,63 24,63 25,63 26,63 26,63 27,63 27,63 28,62 28,62 29,62 29,62 29,61 30,61 30,61 31,60 31,60 32,59 32,59 33,58 33,58 33,57 34,57 34,56 34,55 35,53 35,52 35,50 35,48 35,47 35,45 35,44 34,42 34,41 34,41 33,40 33,40 33,39 32,39 32,38 32,38 31,37 31,37 30,37 30,36 29,36 29,36 28,36 28,35 27,35 27,35 26,35 25,35 24,35 23,35 23,35 22,35 21,35 20,35 20,36 19,36 18,36 18,36 17,37 16,38 14,39 13,40 2,39 9,0 46,0 46,13 20,13 17,26 19,25 20,25 21,24 22,24 23,24 25,24 26,24 27,23 29,24 32,24 33,24 34,24 35,25 36,25 37,26 38,26 39,27 40,27 41,29 43,30 44,31 45,32 45,33 46,34 46,35 47,36 47,37 48,38 49,41 49,43 49,45 50,48 49,50 49,53 49,55 48,57 47,59 47,61 46,63 44,64 43,66 42,67 41,68 40,69 39,70 38,70 37,71 36,72 34,72 33,73 32,73 30,74 29,74 27,74 26,74 24,74 22,74 19,74 17,73 15,73 13,72 11,71 9,70 8,69 6,67 5,66 4,64 3,62 2,60 1,58 0,56">
            <text:p/>
          </draw:polygon>
          <draw:path draw:style-name="gr31" draw:text-style-name="P3" draw:layer="layout" svg:width="0.048cm" svg:height="0.075cm" draw:transform="rotate (1.5707963267949) translate (28.3290342130552cm 18.8096628438655cm)" svg:viewBox="0 0 49 76" svg:d="M48 18l-14 2v-1-1-1l-1-1v-1h-1v-1l-1-1h-1v-1h-1-1-1-1-1-1-1-1v1h-1v1h-1l-1 1v1h-1v1l-1 1v2l-1 2v2l-1 3v2 3l1-1 1-1 1-1h1l1-1h1v-1h1 1 1l1-1h1 1 1 2 1l1 1h1 1l1 1h1 1l1 1h1l1 1 1 1 2 2 1 2 1 1 1 1v1l1 1 1 2v2l1 2v3 2 3 3l-1 2v3l-1 1v1l-1 1-1 1v1l-1 1-1 1v1h-1l-1 1-1 1-1 1h-1l-1 1h-1l-1 1h-1l-1 1h-3-2l-2 1-2-1h-1-2-1-1l-1-1h-1l-2-1h-1l-1-1-1-1h-1l-1-1-1-1-2-2-1-1v-2l-1-1-1-1-1-2v-1l-1-4-1-3-1-5v-4-5-5-4l1-4 1-4 1-4 1-1v-2l1-1 1-2 1-1v-1l1-1 1-1 1-1 2-1 1-1h1l1-1 1-1h1l2-1h1 1l2-1h1 3 2 2l2 1h2l1 1 2 1 1 1 2 1 1 1 1 1 1 2 1 1 1 2 1 2v2zM16 49v2 2 1l1 1v2l1 1v1l1 1 1 1 1 1 1 1h1 1v1h1 1 1 1l1-1h1 1v-1h1v-1h1v-1l1-1v-1l1-1v-2-1-2-1-2-2-1-2l-1-1v-1-1h-1v-1l-1-1h-1v-1h-1-1v-1h-1-1-1-1-1-1-1l-1 1h-1v1h-1v1h-1v1l-1 1v1 1l-1 1v1 2z">
            <text:p/>
          </draw:path>
          <draw:polygon draw:style-name="gr31" draw:text-style-name="P3" draw:layer="layout" svg:width="0.047cm" svg:height="0.072cm" draw:transform="rotate (1.5707963267949) translate (28.3304426504947cm 18.5569770998454cm)" svg:viewBox="0 0 48 73" draw:points="0,13 0,0 48,0 48,10 47,12 45,14 44,15 42,17 39,22 36,27 35,30 33,33 32,36 31,39 30,42 29,45 28,48 27,51 25,57 24,62 24,65 24,68 24,70 24,73 10,73 10,69 10,65 11,61 12,57 13,53 14,50 15,46 16,42 18,38 19,34 21,30 23,27 25,23 27,20 30,16 32,13">
            <text:p/>
          </draw:polygon>
          <draw:path draw:style-name="gr31" draw:text-style-name="P3" draw:layer="layout" svg:width="0.047cm" svg:height="0.075cm" draw:transform="rotate (1.5707963267949) translate (28.3293649392556cm 18.300131694901cm)" svg:viewBox="0 0 48 76" svg:d="M12 34h-1l-1-1-1-1h-1l-1-1-1-1-1-1-1-1v-1l-1-1v-1l-1-1v-1-1-2-1-2-2-1l1-1v-1l1-1v-1l1-1v-1h1v-1l2-2 1-1h1l1-1h1l1-1h1l1-1h2l2-1h2 3 3 2l2 1h2l2 1 1 1h1l1 1h1l1 1 2 2v1h1v1l1 1v1l1 1v1l1 1v1 2 2 1 2 1l-1 1v1 1l-1 1-1 1v1l-1 1-1 1-1 1-1 1h-1l-1 1h-1l1 1 2 1 1 1h1l1 1 1 1 1 2 1 1 1 1 1 1v1l1 2v1 2 1 2 2 2 3l-1 1v1l-1 1v1l-1 1v1l-1 1h-1v1l-1 1-1 1-1 1h-1l-1 1-1 1h-1l-1 1h-1l-2 1h-2-3l-2 1-3-1h-2-2l-3-1-2-1h-2l-1-2-2-1-1-1h-1l-1-1-1-1v-1l-1-1-1-1v-1-1l-1-1v-1l-1-2v-1-1-3-1-2-1l1-2v-1l1-1v-2l1-1 1-1 1-1 1-1 1-1 1-1 1-1 2-1zM15 20v1 1l1 1v1 1h1v1l1 1 1 1h1v1h1 1 1 1 1 1 1 1v-1h1l1-1 1-1v-1h1v-1-1l1-1v-1-1-1-1l-1-1v-1-1h-1v-1h-1v-1h-1v-1h-1-1l-1-1h-1-1-1-1l-1 1h-1-1v1h-1v1h-1v1h-1v1 1l-1 1v1zM14 52v1 2 1l1 1v1 1h1v1h1v1l1 1 1 1h1l1 1h1 1 1 1 1 1 1v-1h1 1v-1h1l1-1v-1h1v-1-1l1-1v-1-1-2-1-1-2-1-1l-1-1v-1l-1-1-1-1h-1v-1h-1v-1h-1-1-1-1-1-1-1-1-1l-1 1h-1v1h-1v1h-1v1l-1 1v1 1l-1 1v1 1z">
            <text:p/>
          </draw:path>
          <draw:path draw:style-name="gr31" draw:text-style-name="P3" draw:layer="layout" svg:width="0.048cm" svg:height="0.075cm" draw:transform="rotate (1.5707963267949) translate (28.3293649392556cm 18.0323468946681cm)" svg:viewBox="0 0 49 76" svg:d="M1 57l14-1v1 1h1v1 1l1 1v1h1l1 1h1l1 1h1 1 1 1l1-1h1 1v-1h1l1-1 1-1v-1l1-1v-1l1-1v-2l1-3v-2-3l1-3-2 2-1 1h-1l-1 1h-1v1h-1-1l-1 1h-1-1-1-1-1-2-1-1-1l-1-1h-1-1l-1-1h-1l-1-1v-1l-2-1-2-1v-1l-1-1-1-1v-1l-1-1-1-1v-2l-1-2-1-3v-2-3-3-2l1-3 1-2v-1l1-1v-1l1-1v-1l1-1 1-1 1-1 1-2h1l1-1 1-1h1l1-1h1l1-1h1l3-1h2 3 1 1 2l1 1h1 1l2 1h1l1 1h1l1 1 1 1 1 1 1 1 2 2 1 1 1 1v1l1 2 1 1v2l1 3 1 4 1 4v5 4 5 5l-1 4-1 4-1 3v2l-1 1-1 2-1 1v1l-1 2-1 1-1 1-1 1h-1l-1 1-2 1-1 1h-1l-1 1h-1l-2 1h-1-1-2l-3 1-2-1h-2-2l-2-1h-1l-2-1-1-1-1-1h-1v-1h-1l-1-1v-1l-1-1-1-2-1-2-1-2v-2zM33 26v-1-2-2-1l-1-1v-1l-1-1v-1h-1l-1-1v-1h-1v-1h-1l-1-1h-1-1-1-1-1-1l-1 1h-1l-1 1-1 1v1l-1 1v1 1l-1 1v2 1 2 2 1 2l1 1v1 1 1h1v1l1 1 1 1h1v1h1 1v1h1 1 1 1 1l1-1h1l1-1 1-1h1v-1l1-1v-1l1-1v-2-1-1z">
            <text:p/>
          </draw:path>
          <draw:g>
            <draw:polygon draw:style-name="gr31" draw:text-style-name="P3" draw:layer="layout" svg:width="0.031cm" svg:height="0.073cm" draw:transform="rotate (1.5707963267949) translate (28.3292451935623cm 17.7994208510249cm)" svg:viewBox="0 0 32 74" draw:points="32,74 18,74 18,21 16,23 14,24 12,26 10,27 7,28 5,30 3,31 0,32 0,19 1,18 3,18 4,17 6,16 7,15 9,14 10,13 12,12 14,11 15,9 16,8 17,6 19,5 19,3 20,2 21,0 32,0">
              <text:p/>
            </draw:polygon>
            <draw:path draw:style-name="gr31" draw:text-style-name="P3" draw:layer="layout" svg:width="0.047cm" svg:height="0.075cm" draw:transform="rotate (1.5707963267949) translate (28.329cm 17.7463107849856cm)" svg:viewBox="0 0 48 76" svg:d="M24 0h3 1 1l1 1h1 1l1 1h1l1 1 1 1h1l1 1 1 1 1 1 1 1 1 1v1l1 1 1 2 1 3 1 4 1 4v4l1 5v5 5l-1 5v4l-1 4-1 3-1 4-1 1-1 1-1 2v1l-1 1-1 1-1 1h-1l-1 1-1 1h-1l-1 1h-1-1l-1 1h-1-1-1l-3 1h-1l-2-1h-1-1-1l-2-1h-1l-1-1h-1l-1-1h-1l-1-1-1-1-1-1-1-1v-1l-1-1-1-1-1-1v-2l-1-1v-2l-1-3-1-4-1-5v-4-5-5-5l1-4 1-4 1-4 1-3 1-2 1-1v-1l1-1 1-1 1-1 1-1 1-1 1-1 1-1h1l1-1h2 1l1-1h1 1zM24 12h-1-1-1l-1 1h-1v1h-1v1 1h-1v1 1l-1 1v2 1l-1 2v3 5 6 6 5 2l1 2v1 2 1l1 1v1l1 1v1h1v1l1 1h1 1v1h1 1 1 1v-1h1 1v-1h1v-1h1v-1l1-1v-1-1l1-1v-1-2-2l1-2v-5-6-6-5-2l-1-2v-2-1l-1-1v-1-1l-1-1v-1l-1-1-1-1h-1v-1h-1-1z">
              <text:p/>
            </draw:path>
          </draw:g>
          <draw:g>
            <draw:polygon draw:style-name="gr31" draw:text-style-name="P3" draw:layer="layout" svg:width="0.031cm" svg:height="0.073cm" draw:transform="rotate (1.5707963267949) translate (28.3292451935623cm 17.5354396438781cm)" svg:viewBox="0 0 32 74" draw:points="32,74 18,74 18,21 16,23 14,24 12,26 10,27 7,28 5,30 3,31 0,32 0,19 1,18 3,18 4,17 6,16 7,15 9,14 10,13 12,12 14,11 15,9 16,8 17,6 19,5 19,3 20,2 21,0 32,0">
              <text:p/>
            </draw:polygon>
            <draw:polygon draw:style-name="gr31" draw:text-style-name="P3" draw:layer="layout" svg:width="0.031cm" svg:height="0.073cm" draw:transform="rotate (1.5707963267949) translate (28.3292451935623cm 17.4814286340516cm)" svg:viewBox="0 0 32 74" draw:points="32,74 18,74 18,21 16,23 14,24 12,26 10,27 7,28 5,30 3,31 0,32 0,19 1,18 3,18 4,17 6,16 7,15 9,14 10,13 12,12 14,11 15,9 16,8 17,6 19,5 19,3 20,2 21,0 32,0">
              <text:p/>
            </draw:polygon>
          </draw:g>
          <draw:g>
            <draw:polygon draw:style-name="gr31" draw:text-style-name="P3" draw:layer="layout" svg:width="0.031cm" svg:height="0.073cm" draw:transform="rotate (1.5707963267949) translate (28.3292451935623cm 17.2826624040762cm)" svg:viewBox="0 0 32 74" draw:points="32,74 18,74 18,21 16,23 14,24 12,26 10,27 7,28 5,30 3,31 0,32 0,19 1,18 3,18 4,17 6,16 7,15 9,14 10,13 12,12 14,11 15,9 16,8 17,6 19,5 19,3 20,2 21,0 32,0">
              <text:p/>
            </draw:polygon>
            <draw:polygon draw:style-name="gr31" draw:text-style-name="P3" draw:layer="layout" svg:width="0.049cm" svg:height="0.073cm" draw:transform="rotate (1.5707963267949) translate (28.3292965131452cm 17.2313143103804cm)" svg:viewBox="0 0 50 74" draw:points="50,61 50,74 0,74 0,72 1,70 1,69 2,67 2,65 3,63 4,62 5,60 6,58 7,56 9,54 11,52 15,48 21,42 25,38 28,35 31,32 32,31 32,30 33,29 34,28 34,27 35,26 35,25 35,24 35,23 35,22 35,20 35,19 35,18 35,17 35,17 34,17 34,16 34,16 34,15 33,15 33,15 33,14 32,14 32,14 32,13 31,13 31,13 31,13 30,13 30,12 29,12 28,12 27,12 26,12 25,12 24,12 23,12 22,12 22,12 21,13 21,13 21,13 20,13 20,14 19,14 19,14 19,14 18,15 18,15 18,16 18,16 17,16 17,17 17,18 16,19 16,20 16,22 16,23 2,22 2,19 3,16 3,14 4,12 5,11 5,10 6,9 7,8 7,7 8,6 9,6 10,5 11,4 13,3 15,2 17,1 19,1 21,0 24,0 26,0 29,0 31,0 34,1 36,1 37,2 38,2 39,3 40,3 41,4 42,5 42,5 43,6 45,7 45,8 46,9 47,10 47,11 48,12 48,13 48,13 49,14 49,15 49,16 49,18 50,21 49,22 49,23 49,24 49,25 49,27 48,28 48,29 48,30 47,31 47,32 46,33 45,35 45,36 44,37 42,39 41,40 41,41 38,43 36,46 33,49 27,54 26,56 24,57 23,58 23,59 22,60 21,61">
              <text:p/>
            </draw:polygon>
          </draw:g>
          <draw:g>
            <draw:polygon draw:style-name="gr31" draw:text-style-name="P3" draw:layer="layout" svg:width="0.031cm" svg:height="0.073cm" draw:transform="rotate (1.5707963267949) translate (28.3292451935623cm 17.0206811969294cm)" svg:viewBox="0 0 32 74" draw:points="32,74 18,74 18,21 16,23 14,24 12,26 10,27 7,28 5,30 3,31 0,32 0,19 1,18 3,18 4,17 6,16 7,15 9,14 10,13 12,12 14,11 15,9 16,8 17,6 19,5 19,3 20,2 21,0 32,0">
              <text:p/>
            </draw:polygon>
            <draw:polygon draw:style-name="gr31" draw:text-style-name="P3" draw:layer="layout" svg:width="0.048cm" svg:height="0.075cm" draw:transform="rotate (1.5707963267949) translate (28.3290342130552cm 16.9676566635282cm)" svg:viewBox="0 0 49 76" draw:points="0,55 14,53 14,54 14,55 14,57 15,58 15,59 16,59 16,60 16,60 17,61 17,61 18,62 19,62 20,63 20,63 20,63 21,63 22,64 23,64 24,64 25,64 26,64 26,64 27,63 27,63 28,63 28,63 29,63 29,62 29,62 30,62 30,62 31,61 31,60 32,60 32,60 32,59 33,59 33,58 33,58 34,57 34,55 34,54 34,53 34,51 34,50 34,49 34,48 34,47 33,46 33,45 33,45 33,44 32,44 32,43 32,43 31,42 30,42 30,41 29,41 29,41 28,41 28,41 28,40 27,40 27,40 26,40 26,40 25,40 24,40 23,40 22,40 22,40 20,41 18,41 20,30 21,29 22,29 24,29 25,29 26,28 26,28 27,28 27,28 28,27 28,27 28,27 29,27 29,26 29,26 30,25 30,25 30,25 30,24 31,24 31,23 31,23 31,22 31,22 31,21 31,20 31,19 31,18 31,17 31,16 31,16 31,16 30,15 30,15 30,15 30,14 30,14 29,14 29,14 29,13 28,13 28,13 28,13 27,13 27,12 27,12 26,12 26,12 25,12 24,12 23,12 22,12 22,12 21,12 20,12 20,12 20,12 19,13 19,13 18,14 17,14 17,15 17,15 16,15 16,16 16,16 15,17 15,18 14,19 14,20 14,22 1,19 1,18 2,16 2,15 3,13 3,12 4,11 4,10 5,9 6,8 7,7 8,6 8,5 9,4 10,4 12,3 13,2 14,2 15,1 17,1 18,1 19,0 21,0 22,0 24,0 26,0 29,0 31,1 32,1 33,2 34,2 35,3 36,3 37,4 38,4 39,5 40,6 40,7 42,8 43,9 44,11 44,12 45,14 45,15 45,16 46,17 46,19 46,20 45,21 45,23 45,24 45,25 44,26 44,27 43,28 42,29 41,30 41,31 40,31 39,32 38,33 35,35 37,35 38,35 39,36 41,37 42,38 43,39 44,40 45,41 46,42 47,43 47,44 48,46 48,47 49,49 49,50 49,52 49,54 48,57 48,58 48,59 48,60 47,61 47,62 46,63 46,64 45,65 44,67 42,69 40,70 38,72 37,72 36,73 35,73 34,74 32,75 29,75 27,75 24,76 22,75 19,75 17,75 15,74 13,73 11,72 9,71 8,70 6,68 5,67 3,65 2,63 2,61 1,59 0,57">
              <text:p/>
            </draw:polygon>
          </draw:g>
          <draw:g>
            <draw:polygon draw:style-name="gr31" draw:text-style-name="P3" draw:layer="layout" svg:width="0.031cm" svg:height="0.073cm" draw:transform="rotate (1.5707963267949) translate (28.3292451935623cm 16.7576999897826cm)" svg:viewBox="0 0 32 74" draw:points="32,74 18,74 18,21 16,23 14,24 12,26 10,27 7,28 5,30 3,31 0,32 0,19 1,18 3,18 4,17 6,16 7,15 9,14 10,13 12,12 14,11 15,9 16,8 17,6 19,5 19,3 20,2 21,0 32,0">
              <text:p/>
            </draw:polygon>
            <draw:path draw:style-name="gr31" draw:text-style-name="P3" draw:layer="layout" svg:width="0.052cm" svg:height="0.073cm" draw:transform="rotate (1.5707963267949) translate (28.3292451935623cm 16.7066370048802cm)" svg:viewBox="0 0 53 74" svg:d="M30 74v-15h-30v-12l32-47h12v47h9v12h-9v15zM30 47v-25l-17 25z">
              <text:p/>
            </draw:path>
          </draw:g>
          <draw:g>
            <draw:polygon draw:style-name="gr31" draw:text-style-name="P3" draw:layer="layout" svg:width="0.031cm" svg:height="0.073cm" draw:transform="rotate (1.5707963267949) translate (28.3292451935623cm 16.5047187826358cm)" svg:viewBox="0 0 32 74" draw:points="32,74 18,74 18,21 16,23 14,24 12,26 10,27 7,28 5,30 3,31 0,32 0,19 1,18 3,18 4,17 6,16 7,15 9,14 10,13 12,12 14,11 15,9 16,8 17,6 19,5 19,3 20,2 21,0 32,0">
              <text:p/>
            </draw:polygon>
            <draw:polygon draw:style-name="gr31" draw:text-style-name="P3" draw:layer="layout" svg:width="0.049cm" svg:height="0.073cm" draw:transform="rotate (1.5707963267949) translate (28.3303400113291cm 16.4509928816028cm)" svg:viewBox="0 0 50 74" draw:points="0,54 14,52 14,54 15,55 15,56 15,57 16,58 16,59 17,59 18,60 18,61 19,61 20,62 21,62 22,62 23,63 24,63 24,63 25,63 26,63 26,63 27,63 27,63 28,62 28,62 29,62 29,62 29,61 30,61 30,61 31,60 31,60 32,59 32,59 33,58 33,58 33,57 34,57 34,56 34,55 35,53 35,52 35,50 35,48 35,47 35,45 35,44 34,42 34,41 34,41 33,40 33,40 33,39 32,39 32,38 32,38 31,37 31,37 30,37 30,36 29,36 29,36 28,36 28,35 27,35 27,35 26,35 25,35 24,35 23,35 23,35 22,35 21,35 20,35 20,36 19,36 18,36 18,36 17,37 16,38 14,39 13,40 2,39 9,0 46,0 46,13 20,13 17,26 19,25 20,25 21,24 22,24 23,24 25,24 26,24 27,23 29,24 32,24 33,24 34,24 35,25 36,25 37,26 38,26 39,27 40,27 41,29 43,30 44,31 45,32 45,33 46,34 46,35 47,36 47,37 48,38 49,41 49,43 49,45 50,48 49,50 49,53 49,55 48,57 47,59 47,61 46,63 44,64 43,66 42,67 41,68 40,69 39,70 38,70 37,71 36,72 34,72 33,73 32,73 30,74 29,74 27,74 26,74 24,74 22,74 19,74 17,73 15,73 13,72 11,71 9,70 8,69 6,67 5,66 4,64 3,62 2,60 1,58 0,56">
              <text:p/>
            </draw:polygon>
          </draw:g>
          <draw:g>
            <draw:polygon draw:style-name="gr31" draw:text-style-name="P3" draw:layer="layout" svg:width="0.031cm" svg:height="0.073cm" draw:transform="rotate (1.5707963267949) translate (28.3292451935623cm 16.252737575489cm)" svg:viewBox="0 0 32 74" draw:points="32,74 18,74 18,21 16,23 14,24 12,26 10,27 7,28 5,30 3,31 0,32 0,19 1,18 3,18 4,17 6,16 7,15 9,14 10,13 12,12 14,11 15,9 16,8 17,6 19,5 19,3 20,2 21,0 32,0">
              <text:p/>
            </draw:polygon>
            <draw:path draw:style-name="gr31" draw:text-style-name="P3" draw:layer="layout" svg:width="0.048cm" svg:height="0.075cm" draw:transform="rotate (1.5707963267949) translate (28.3290342130552cm 16.1992112506114cm)" svg:viewBox="0 0 49 76" svg:d="M48 18l-14 2v-1-1-1l-1-1v-1h-1v-1l-1-1h-1v-1h-1-1-1-1-1-1-1-1v1h-1v1h-1l-1 1v1h-1v1l-1 1v2l-1 2v2l-1 3v2 3l1-1 1-1 1-1h1l1-1h1v-1h1 1 1l1-1h1 1 1 2 1l1 1h1 1l1 1h1 1l1 1h1l1 1 1 1 2 2 1 2 1 1 1 1v1l1 1 1 2v2l1 2v3 2 3 3l-1 2v3l-1 1v1l-1 1-1 1v1l-1 1-1 1v1h-1l-1 1-1 1-1 1h-1l-1 1h-1l-1 1h-1l-1 1h-3-2l-2 1-2-1h-1-2-1-1l-1-1h-1l-2-1h-1l-1-1-1-1h-1l-1-1-1-1-2-2-1-1v-2l-1-1-1-1-1-2v-1l-1-4-1-3-1-5v-4-5-5-4l1-4 1-4 1-4 1-1v-2l1-1 1-2 1-1v-1l1-1 1-1 1-1 2-1 1-1h1l1-1 1-1h1l2-1h1 1l2-1h1 3 2 2l2 1h2l1 1 2 1 1 1 2 1 1 1 1 1 1 2 1 1 1 2 1 2v2zM16 49v2 2 1l1 1v2l1 1v1l1 1 1 1 1 1 1 1h1 1v1h1 1 1 1l1-1h1 1v-1h1v-1h1v-1l1-1v-1l1-1v-2-1-2-1-2-2-1-2l-1-1v-1-1h-1v-1l-1-1h-1v-1h-1-1v-1h-1-1-1-1-1-1-1l-1 1h-1v1h-1v1h-1v1l-1 1v1 1l-1 1v1 2z">
              <text:p/>
            </draw:path>
          </draw:g>
          <draw:g>
            <draw:polygon draw:style-name="gr31" draw:text-style-name="P3" draw:layer="layout" svg:width="0.031cm" svg:height="0.073cm" draw:transform="rotate (1.5707963267949) translate (28.3292451935623cm 15.9953914290867cm)" svg:viewBox="0 0 32 74" draw:points="32,74 18,74 18,21 16,23 14,24 12,26 10,27 7,28 5,30 3,31 0,32 0,19 1,18 3,18 4,17 6,16 7,15 9,14 10,13 12,12 14,11 15,9 16,8 17,6 19,5 19,3 20,2 21,0 32,0">
              <text:p/>
            </draw:polygon>
            <draw:polygon draw:style-name="gr31" draw:text-style-name="P3" draw:layer="layout" svg:width="0.047cm" svg:height="0.072cm" draw:transform="rotate (1.5707963267949) translate (28.3304426504947cm 15.9422300434647cm)" svg:viewBox="0 0 48 73" draw:points="0,13 0,0 48,0 48,10 47,12 45,14 44,15 42,17 39,22 36,27 35,30 33,33 32,36 31,39 30,42 29,45 28,48 27,51 25,57 24,62 24,65 24,68 24,70 24,73 10,73 10,69 10,65 11,61 12,57 13,53 14,50 15,46 16,42 18,38 19,34 21,30 23,27 25,23 27,20 30,16 32,13">
              <text:p/>
            </draw:polygon>
          </draw:g>
          <draw:g>
            <draw:polygon draw:style-name="gr31" draw:text-style-name="P3" draw:layer="layout" svg:width="0.031cm" svg:height="0.073cm" draw:transform="rotate (1.5707963267949) translate (28.3292451935623cm 15.7334102219399cm)" svg:viewBox="0 0 32 74" draw:points="32,74 18,74 18,21 16,23 14,24 12,26 10,27 7,28 5,30 3,31 0,32 0,19 1,18 3,18 4,17 6,16 7,15 9,14 10,13 12,12 14,11 15,9 16,8 17,6 19,5 19,3 20,2 21,0 32,0">
              <text:p/>
            </draw:polygon>
            <draw:path draw:style-name="gr31" draw:text-style-name="P3" draw:layer="layout" svg:width="0.047cm" svg:height="0.075cm" draw:transform="rotate (1.5707963267949) translate (28.3293649392556cm 15.6804541146491cm)" svg:viewBox="0 0 48 76" svg:d="M12 34h-1l-1-1-1-1h-1l-1-1-1-1-1-1-1-1v-1l-1-1v-1l-1-1v-1-1-2-1-2-2-1l1-1v-1l1-1v-1l1-1v-1h1v-1l2-2 1-1h1l1-1h1l1-1h1l1-1h2l2-1h2 3 3 2l2 1h2l2 1 1 1h1l1 1h1l1 1 2 2v1h1v1l1 1v1l1 1v1l1 1v1 2 2 1 2 1l-1 1v1 1l-1 1-1 1v1l-1 1-1 1-1 1-1 1h-1l-1 1h-1l1 1 2 1 1 1h1l1 1 1 1 1 2 1 1 1 1 1 1v1l1 2v1 2 1 2 2 2 3l-1 1v1l-1 1v1l-1 1v1l-1 1h-1v1l-1 1-1 1-1 1h-1l-1 1-1 1h-1l-1 1h-1l-2 1h-2-3l-2 1-3-1h-2-2l-3-1-2-1h-2l-1-2-2-1-1-1h-1l-1-1-1-1v-1l-1-1-1-1v-1-1l-1-1v-1l-1-2v-1-1-3-1-2-1l1-2v-1l1-1v-2l1-1 1-1 1-1 1-1 1-1 1-1 1-1 2-1zM15 20v1 1l1 1v1 1h1v1l1 1 1 1h1v1h1 1 1 1 1 1 1 1v-1h1l1-1 1-1v-1h1v-1-1l1-1v-1-1-1-1l-1-1v-1-1h-1v-1h-1v-1h-1v-1h-1-1l-1-1h-1-1-1-1l-1 1h-1-1v1h-1v1h-1v1h-1v1 1l-1 1v1zM14 52v1 2 1l1 1v1 1h1v1h1v1l1 1 1 1h1l1 1h1 1 1 1 1 1 1v-1h1 1v-1h1l1-1v-1h1v-1-1l1-1v-1-1-2-1-1-2-1-1l-1-1v-1l-1-1-1-1h-1v-1h-1v-1h-1-1-1-1-1-1-1-1-1l-1 1h-1v1h-1v1h-1v1l-1 1v1 1l-1 1v1 1z">
              <text:p/>
            </draw:path>
          </draw:g>
        </draw:g>
        <draw:g>
          <draw:polygon draw:style-name="gr32" draw:text-style-name="P4" draw:layer="layout" svg:width="0.052cm" svg:height="0.077cm" svg:x="22.223cm" svg:y="20.221cm" svg:viewBox="0 0 53 78" draw:points="0,78 0,66 19,66 19,13 1,25 1,13 20,0 35,0 35,66 53,66 53,78">
            <text:p/>
          </draw:polygon>
          <draw:polygon draw:style-name="gr32" draw:text-style-name="P4" draw:layer="layout" svg:width="0.053cm" svg:height="0.078cm" svg:x="22.494cm" svg:y="20.22cm" svg:viewBox="0 0 54 79" draw:points="0,79 0,68 1,65 2,64 3,63 4,61 5,60 6,59 6,58 8,55 10,53 12,51 14,49 23,42 27,39 28,37 30,35 32,34 33,32 34,31 35,30 35,29 36,28 36,28 37,27 37,26 37,25 37,24 37,23 37,22 37,21 37,20 37,19 37,18 37,18 36,17 36,17 36,16 36,16 35,16 35,15 35,15 35,15 34,14 34,14 33,14 33,14 33,13 32,13 32,13 31,13 30,13 28,12 27,12 26,12 25,13 24,13 23,13 22,13 22,13 22,14 21,14 21,14 20,14 20,15 20,15 19,15 19,16 18,16 18,17 17,18 17,19 17,20 16,21 16,23 1,23 1,21 1,20 1,19 2,18 2,17 2,16 3,15 3,14 3,13 4,12 4,11 5,10 6,9 6,8 7,7 8,7 9,6 9,5 10,5 11,4 12,3 13,3 15,2 16,2 17,1 18,1 20,1 21,0 22,0 24,0 25,0 27,0 30,0 32,0 33,0 34,1 36,1 37,1 38,1 39,2 41,2 42,3 43,3 44,4 45,4 46,5 46,6 47,6 48,7 49,8 49,9 50,10 50,11 51,12 51,13 52,14 52,15 52,16 53,17 53,18 53,19 53,21 53,22 53,23 53,24 53,26 53,27 52,28 52,29 52,31 51,32 50,33 50,34 49,35 49,36 48,37 47,38 46,39 45,40 44,42 42,43 40,45 38,47 30,53 28,55 26,56 25,58 23,59 22,60 22,61 21,62 20,63 20,63 19,64 19,65 18,66 54,66 54,79">
            <text:p/>
          </draw:polygon>
          <draw:polygon draw:style-name="gr32" draw:text-style-name="P4" draw:layer="layout" svg:width="0.055cm" svg:height="0.079cm" svg:x="22.76cm" svg:y="20.22cm" svg:viewBox="0 0 56 80" draw:points="56,57 56,59 56,60 56,61 56,62 55,63 55,65 55,66 54,67 54,68 53,69 53,70 52,71 52,71 51,72 50,73 49,74 48,75 47,75 46,76 45,77 44,77 43,78 42,78 41,78 39,79 38,79 36,79 35,80 33,80 32,80 29,80 27,80 25,80 23,80 22,80 20,79 18,79 17,79 16,78 14,78 13,77 12,76 11,76 10,75 9,74 8,74 7,73 6,72 6,71 5,70 4,70 4,69 3,68 3,67 2,66 2,65 1,64 1,63 1,62 1,61 0,60 0,59 0,58 16,56 16,57 16,57 16,58 16,59 16,59 17,60 17,60 17,61 17,61 18,62 18,62 18,63 18,63 19,64 19,64 19,64 20,65 20,65 21,65 21,66 22,66 22,66 23,66 23,67 24,67 24,67 25,67 26,67 26,67 27,67 28,67 29,67 30,67 31,67 32,67 33,67 34,66 35,66 35,66 36,66 36,65 37,65 37,65 38,64 38,64 38,64 39,63 39,63 39,62 39,62 39,61 40,61 40,60 40,59 40,58 40,56 40,55 40,55 40,54 40,53 40,52 39,52 39,51 39,51 38,50 38,50 38,49 37,49 37,48 36,48 36,48 35,47 35,47 34,47 33,47 33,47 32,46 32,46 31,46 30,46 29,46 28,46 27,46 25,46 20,46 20,33 25,33 26,33 27,33 29,33 30,33 30,33 31,32 31,32 32,32 33,32 33,32 34,31 34,31 35,31 35,30 35,30 36,30 36,29 37,29 37,28 37,28 38,27 38,27 38,26 38,25 38,25 38,24 38,23 38,23 38,21 38,20 38,19 38,18 38,18 37,17 37,17 37,17 37,16 36,16 36,15 36,15 35,15 35,14 35,14 34,14 34,14 33,13 33,13 32,13 31,13 30,13 29,12 28,12 27,12 26,13 25,13 24,13 23,13 22,14 21,14 21,15 20,15 20,15 20,16 19,16 19,16 19,17 18,17 18,17 18,18 18,19 17,20 17,21 17,22 1,22 2,21 2,19 2,18 2,17 3,16 3,14 4,13 4,12 5,11 6,10 6,9 7,8 8,8 9,7 9,6 10,5 11,5 12,4 13,4 14,3 15,3 16,2 17,2 18,1 20,1 21,1 22,1 23,0 24,0 26,0 27,0 28,0 30,0 32,0 33,0 35,0 36,1 37,1 39,1 40,2 41,2 42,3 43,3 44,4 45,4 46,5 47,5 48,6 49,7 49,8 50,8 51,9 51,10 52,11 52,12 53,13 53,14 53,15 54,16 54,17 54,18 54,19 54,20 54,21 54,21 54,22 54,23 54,24 54,25 54,25 53,26 53,27 53,28 53,28 52,29 52,30 52,30 51,31 51,32 50,32 50,33 49,33 48,34 48,34 47,35 46,35 46,36 45,36 44,37 43,37 42,37 42,38 41,38 40,38 38,39 38,39 39,39 40,39 41,40 42,40 43,40 44,40 45,41 46,41 47,42 48,42 48,43 49,43 50,44 50,44 51,45 52,45 52,46 53,47 53,47 54,48 54,49 54,49 55,50 55,51 55,52 56,52 56,53 56,54 56,55 56,56 56,56">
            <text:p/>
          </draw:polygon>
          <draw:path draw:style-name="gr32" draw:text-style-name="P4" draw:layer="layout" svg:width="0.059cm" svg:height="0.077cm" svg:x="23.017cm" svg:y="20.221cm" svg:viewBox="0 0 60 78" svg:d="M50 62v16h-15v-16h-35v-12l33-50h17v50h10v12zM35 25v-2-4l1-3v-2l-1 1v1l-1 2-2 3-1 2-18 27h22z">
            <text:p/>
          </draw:path>
          <draw:polygon draw:style-name="gr32" draw:text-style-name="P4" draw:layer="layout" svg:width="0.055cm" svg:height="0.078cm" svg:x="23.284cm" svg:y="20.221cm" svg:viewBox="0 0 56 79" draw:points="56,52 56,53 56,55 56,56 56,57 55,59 55,60 55,61 54,63 54,64 53,65 53,66 52,67 51,68 51,69 50,70 49,71 48,72 47,73 46,74 45,74 44,75 42,76 41,76 40,77 38,77 37,78 36,78 34,78 32,79 31,79 29,79 27,79 26,79 24,79 23,79 21,78 20,78 19,78 17,78 16,77 15,77 14,76 13,76 12,75 11,75 10,74 9,74 8,73 7,72 6,71 6,71 5,70 4,69 4,68 3,67 3,66 2,65 2,64 1,63 1,62 1,61 0,60 0,59 0,58 15,57 16,58 16,59 16,60 17,61 17,61 17,61 17,62 18,62 18,63 18,63 19,63 19,64 19,64 20,64 20,64 21,65 21,65 21,65 22,65 23,66 23,66 24,66 24,66 25,66 25,66 26,66 27,66 28,66 29,66 30,66 32,66 32,66 33,66 33,65 34,65 34,65 35,64 35,64 36,64 36,63 37,63 37,62 38,62 38,61 38,61 39,60 39,60 39,58 40,57 40,55 40,54 40,52 40,51 40,51 40,50 40,49 40,49 40,48 40,47 39,47 39,46 39,45 39,45 38,44 38,44 38,43 37,43 37,42 37,42 36,42 36,41 35,41 35,41 34,40 34,40 33,40 33,40 32,39 31,39 31,39 30,39 29,39 29,39 28,39 27,39 26,39 25,39 24,39 24,39 23,40 22,40 22,40 21,41 20,41 20,41 19,42 19,42 18,43 18,43 17,44 2,44 5,0 52,0 52,12 19,12 18,31 18,31 19,30 20,30 20,29 21,29 22,29 23,28 24,28 25,27 25,27 26,27 27,27 28,26 30,26 31,26 32,26 33,26 35,26 36,27 37,27 39,27 40,27 41,28 42,28 43,29 44,29 45,30 46,30 47,31 48,32 49,33 50,33 51,34 51,35 52,36 53,37 53,38 54,39 54,40 55,41 55,43 55,44 56,45 56,46 56,48 56,49 56,50">
            <text:p/>
          </draw:polygon>
          <draw:path draw:style-name="gr32" draw:text-style-name="P4" draw:layer="layout" svg:width="0.054cm" svg:height="0.079cm" svg:x="23.541cm" svg:y="20.22cm" svg:viewBox="0 0 55 80" svg:d="M55 53v2l-1 1v2 1 1 2l-1 1v1l-1 1v2l-1 1v1l-1 1v1l-1 1-1 1h-1l-1 1-1 1-1 1h-1l-1 1-1 1h-1-1l-2 1h-1l-1 1h-2-1-2-2-3-1l-2-1h-2-1l-1-1h-2l-1-1-1-1-1-1h-2l-1-1-1-1-1-1-1-2-1-1v-1l-1-2-1-1-1-3-1-4-1-3-1-4v-5-4-5-5l1-4 1-4 1-4 1-4 1-1 1-2 1-1v-1l1-2 1-1 1-1 2-1 1-1 1-1 1-1h2l1-1 1-1h2 1l2-1h1 4 2 2 1l1 1h1 1 1l1 1h1 1l1 1h1v1h1l1 1 1 1 1 1 1 1 1 1v1h1v1l1 1v1 1l1 2v2l-14 2v-1l-1-1v-1l-1-1-1-1v-1h-1l-1-1h-1-1l-1-1h-1-1-1-1v1h-1-1l-1 1h-1v1h-1v1h-1v1l-1 1-1 1v1l-1 2v2l-1 2v3l-1 2v3 3l1-1 1-1 1-1 1-1 1-1h1l1-1 1-1h1 2l1-1h1 1 2 1 1 2 1 1 1l1 1h1 1l1 1h1l1 1 1 1h1l1 1 1 1 1 1 1 1v1l1 1 1 1v1l1 1v1 1l1 1v2 1 1 2l1 1zM39 54v-2-1-1l-1-1v-1-1-1h-1v-1l-1-1v-1h-1v-1h-1l-1-1h-1-1l-1-1h-1-1-1-1-1v1h-1-1-1v1h-1l-1 1h-1v1l-1 1v1l-1 1v1 1l-1 1v1 1 1 1 1l1 1v1 1 1l1 1v1 1h1v1l1 1 1 1 1 1h1v1h1 1v1h1 1 1 1 1 1l1-1h1l1-1h1v-1h1v-1l1-1v-1l1-1v-1l1-2v-1-2z">
            <text:p/>
          </draw:path>
          <draw:polygon draw:style-name="gr32" draw:text-style-name="P4" draw:layer="layout" svg:width="0.052cm" svg:height="0.077cm" svg:x="23.807cm" svg:y="20.221cm" svg:viewBox="0 0 53 78" draw:points="53,12 43,28 41,32 39,36 37,40 35,44 33,48 32,52 31,56 29,60 29,62 29,64 28,69 28,73 27,78 11,78 11,73 12,71 12,69 12,67 13,64 13,62 13,60 15,56 16,52 18,48 19,44 21,40 23,36 26,32 28,28 39,13 0,13 0,0 53,0">
            <text:p/>
          </draw:polygon>
          <draw:path draw:style-name="gr32" draw:text-style-name="P4" draw:layer="layout" svg:width="0.055cm" svg:height="0.079cm" svg:x="24.06cm" svg:y="20.22cm" svg:viewBox="0 0 56 80" svg:d="M56 57v1 1 2l-1 1v1 1l-1 1v1 1l-1 1v1l-1 1-1 1v1l-1 1-1 1h-1l-1 1-1 1h-1l-1 1h-1l-1 1h-2l-1 1h-1-2l-1 1h-2-2-3-2-2-1-2l-1-1h-2-1l-2-1h-1l-1-1h-1l-1-1h-1l-1-1-1-1h-1l-1-1-1-1-1-1v-1l-1-1v-1l-1-1v-1l-1-1v-1-1l-1-1v-1-1-2-1-1-1-1-1l1-1v-1-1l1-1v-1-1h1v-1l1-1 1-1v-1h1l1-1 1-1h1l1-1h1l1-1h1 1l1-1h1-1-1l-1-1h-1l-1-1h-1l-1-1-1-1-1-1-1-1-1-1-1-1v-1l-1-1v-1-1l-1-1v-1-1-1-1-2-1-1-1-1l1-1v-1-1l1-1v-1l1-1h1v-1l1-1 1-1 1-1 1-1h1l1-1h1l1-1h1l2-1h1 1 1l2-1h1 2 3 3 2 1l1 1h2 1l1 1h2 1l1 1h1l1 1h1l1 1 1 1 1 1 1 1v1l1 1 1 1v1l1 1v1 1 1l1 1v1 2 1 1 1 1h-1v1 1 1l-1 1v1l-1 1v1l-1 1-1 1-1 1h-1v1h-1v1h-1-1v1h-1-1l-1 1h-1 1v1h1 1 1l1 1h1l1 1h1l1 1 1 1h1v1l1 1 1 1v1l1 1v1l1 1v1 1 1l1 1v1 1zM38 22v-2-1-1h-1v-1-1-1h-1v-1h-1v-1h-1v-1h-1l-1-1h-1-1-1-1-1-1-1-1-1v1h-1l-1 1h-1v1l-1 1v1h-1v1 1 1 1 2 1 1 1 1 1h1v1 1h1v1h1v1h1l1 1h1 1l1 1h1 1 1 1l1-1h1 1l1-1h1v-1h1v-1l1-1v-1-1h1v-1-1-1zM40 56v-1-2l-1-1v-1-1l-1-1v-1l-1-1-1-1-1-1h-1l-1-1h-1-1-1-1-1-1-1-1-1-1l-1 1h-1-1v1l-1 1h-1v1 1h-1v1 1l-1 1v1 1 1 1 1 2 1 1h1v1 1 1h1v1l1 1 1 1h1v1h1 1v1h1 1 1 1 1 1 1 1 1 1v-1h1 1v-1h1l1-1v-1h1v-1-1h1v-1-1-1l1-1v-2z">
            <text:p/>
          </draw:path>
          <draw:path draw:style-name="gr32" draw:text-style-name="P4" draw:layer="layout" svg:width="0.054cm" svg:height="0.079cm" svg:x="24.329cm" svg:y="20.22cm" svg:viewBox="0 0 55 80" svg:d="M55 39v5l-1 4v5l-1 4-1 4-2 3v2l-1 1-1 1-1 2-1 1-1 1-1 1-1 1-1 1-1 1-2 1h-1l-1 1-2 1h-1-2l-1 1h-2-3-3-2-1l-1-1h-1-1-1l-1-1h-1-1l-1-1h-1l-1-1-1-1h-1v-1l-1-1-1-1-1-1v-1l-1-1v-1l-1-1v-1l-1-1v-1l-1-2 15-2v1l1 1v1l1 1v1h1l1 1 1 1h1l1 1h1 1 1 1 1l1-1h1 1v-1h1l1-1 1-1 1-1 1-1v-1l1-1v-1-1l1-1v-1-2l1-2v-3-3-3 1 1h-1v1h-1v1h-1v1h-1l-1 1h-1l-1 1h-1l-1 1h-1-1l-2 1h-1-1-2-1-1-1l-2-1h-1-1-1l-1-1h-1l-1-1h-1l-1-1-1-1-1-1-1-1-1-1v-1l-1-1-1-1v-1l-1-1v-1-1l-1-1v-2-1l-1-1v-2-1-1-2-1-2-1-2l1-1v-1-2l1-1v-1l1-1v-1l1-1 1-1 1-1v-1l1-1 1-1 1-1h1l1-1 1-1h1l1-1h2l1-1h1 2l1-1h2 1 2 1 2 1 2l1 1h2 1l2 1h1l1 1 1 1h2l1 1 1 1 1 1 1 1 1 1v2l1 1 1 1 1 2v1l1 2v2l1 1v2l1 2v2 2l1 5zM38 28v-2-1-1-1-1l-1-1v-1-1l-1-1v-1h-1v-1l-1-1-1-1h-1v-1h-1-1l-1-1h-1-1-1-1-1v1h-1-1l-1 1h-1v1h-1v1h-1v1l-1 1v1 1h-1v1 1 1 1 1 1 2 1 1 1 1h1v1 1l1 1v1h1v1l1 1h1v1h1l1 1h1 1 1 1 1 1 1 1l1-1h1v-1h1l1-1v-1h1v-1h1v-1-1h1v-1-1-1-1z">
            <text:p/>
          </draw:path>
          <draw:g>
            <draw:polygon draw:style-name="gr32" draw:text-style-name="P4" draw:layer="layout" svg:width="0.052cm" svg:height="0.077cm" svg:x="24.542cm" svg:y="20.221cm" svg:viewBox="0 0 53 78" draw:points="0,78 0,66 19,66 19,13 1,25 1,13 20,0 35,0 35,66 53,66 53,78">
              <text:p/>
            </draw:polygon>
            <draw:path draw:style-name="gr32" draw:text-style-name="P4" draw:layer="layout" svg:width="0.053cm" svg:height="0.079cm" svg:x="24.602cm" svg:y="20.22cm" svg:viewBox="0 0 54 80" svg:d="M54 40v5l-1 5v3 2l-1 2v2l-1 2v1l-1 2-1 2v1l-1 2-1 1-1 1-1 1-1 1-1 1-1 1-1 1-1 1h-1l-2 1h-1l-1 1h-1-2l-1 1h-1-2-1-2-1-2l-1-1h-1-2l-1-1h-1l-1-1h-1l-2-1-1-1-1-1-1-1-1-1-1-1v-1l-1-1-1-2-1-1v-2l-1-2v-1l-1-2v-2l-1-2v-2l-1-3v-5-5-6-5l1-2v-2-2l1-2v-2l1-2 1-2v-1l1-2 1-1 1-2v-1l1-1 1-1 1-1 1-1h2l1-1 1-1h1l1-1h2 1l1-1h2 1 2 1 2 1 1 2l1 1h1 1l2 1h1l1 1 1 1h1l1 1 1 1 1 1 1 1 1 1 1 2 1 1v2l1 1 1 2v2l1 2v2l1 2v2 2l1 5zM38 40v-4-4-3-3l-1-2v-2-1l-1-1v-1-1l-1-1v-1l-1-1-1-1h-1v-1h-1-1v-1h-1-1-1-1-1-1l-1 1h-1l-1 1-1 1-1 1-1 1v1 1l-1 1v1 1l-1 2v3 2 4 3l-1 4 1 4v3 4 2 3l1 2v1 1l1 1v1 1h1v1l1 1v1h1l1 1h1 1l1 1h1 1 1 1l1-1h1l1-1h1v-1h1v-1l1-1 1-1v-1-1-1l1-1v-2l1-3v-2-4-3z">
              <text:p/>
            </draw:path>
          </draw:g>
          <draw:g>
            <draw:polygon draw:style-name="gr32" draw:text-style-name="P4" draw:layer="layout" svg:width="0.052cm" svg:height="0.077cm" svg:x="24.832cm" svg:y="20.221cm" svg:viewBox="0 0 53 78" draw:points="0,78 0,66 19,66 19,13 1,25 1,13 20,0 35,0 35,66 53,66 53,78">
              <text:p/>
            </draw:polygon>
            <draw:polygon draw:style-name="gr32" draw:text-style-name="P4" draw:layer="layout" svg:width="0.052cm" svg:height="0.077cm" svg:x="24.895cm" svg:y="20.221cm" svg:viewBox="0 0 53 78" draw:points="0,78 0,66 19,66 19,13 1,25 1,13 20,0 35,0 35,66 53,66 53,78">
              <text:p/>
            </draw:polygon>
          </draw:g>
          <draw:g>
            <draw:polygon draw:style-name="gr32" draw:text-style-name="P4" draw:layer="layout" svg:width="0.052cm" svg:height="0.077cm" svg:x="25.079cm" svg:y="20.221cm" svg:viewBox="0 0 53 78" draw:points="0,78 0,66 19,66 19,13 1,25 1,13 20,0 35,0 35,66 53,66 53,78">
              <text:p/>
            </draw:polygon>
            <draw:polygon draw:style-name="gr32" draw:text-style-name="P4" draw:layer="layout" svg:width="0.053cm" svg:height="0.078cm" svg:x="25.138cm" svg:y="20.22cm" svg:viewBox="0 0 54 79" draw:points="0,79 0,68 1,65 2,64 3,63 4,61 5,60 6,59 6,58 8,55 10,53 12,51 14,49 23,42 27,39 28,37 30,35 32,34 33,32 34,31 35,30 35,29 36,28 36,28 37,27 37,26 37,25 37,24 37,23 37,22 37,21 37,20 37,19 37,18 37,18 36,17 36,17 36,16 36,16 35,16 35,15 35,15 35,15 34,14 34,14 33,14 33,14 33,13 32,13 32,13 31,13 30,13 28,12 27,12 26,12 25,13 24,13 23,13 22,13 22,13 22,14 21,14 21,14 20,14 20,15 20,15 19,15 19,16 18,16 18,17 17,18 17,19 17,20 16,21 16,23 1,23 1,21 1,20 1,19 2,18 2,17 2,16 3,15 3,14 3,13 4,12 4,11 5,10 6,9 6,8 7,7 8,7 9,6 9,5 10,5 11,4 12,3 13,3 15,2 16,2 17,1 18,1 20,1 21,0 22,0 24,0 25,0 27,0 30,0 32,0 33,0 34,1 36,1 37,1 38,1 39,2 41,2 42,3 43,3 44,4 45,4 46,5 46,6 47,6 48,7 49,8 49,9 50,10 50,11 51,12 51,13 52,14 52,15 52,16 53,17 53,18 53,19 53,21 53,22 53,23 53,24 53,26 53,27 52,28 52,29 52,31 51,32 50,33 50,34 49,35 49,36 48,37 47,38 46,39 45,40 44,42 42,43 40,45 38,47 30,53 28,55 26,56 25,58 23,59 22,60 22,61 21,62 20,63 20,63 19,64 19,65 18,66 54,66 54,79">
              <text:p/>
            </draw:polygon>
          </draw:g>
          <draw:g>
            <draw:polygon draw:style-name="gr32" draw:text-style-name="P4" draw:layer="layout" svg:width="0.052cm" svg:height="0.077cm" svg:x="25.344cm" svg:y="20.221cm" svg:viewBox="0 0 53 78" draw:points="0,78 0,66 19,66 19,13 1,25 1,13 20,0 35,0 35,66 53,66 53,78">
              <text:p/>
            </draw:polygon>
            <draw:polygon draw:style-name="gr32" draw:text-style-name="P4" draw:layer="layout" svg:width="0.055cm" svg:height="0.079cm" svg:x="25.402cm" svg:y="20.22cm" svg:viewBox="0 0 56 80" draw:points="56,57 56,59 56,60 56,61 56,62 55,63 55,65 55,66 54,67 54,68 53,69 53,70 52,71 52,71 51,72 50,73 49,74 48,75 47,75 46,76 45,77 44,77 43,78 42,78 41,78 39,79 38,79 36,79 35,80 33,80 32,80 29,80 27,80 25,80 23,80 22,80 20,79 18,79 17,79 16,78 14,78 13,77 12,76 11,76 10,75 9,74 8,74 7,73 6,72 6,71 5,70 4,70 4,69 3,68 3,67 2,66 2,65 1,64 1,63 1,62 1,61 0,60 0,59 0,58 16,56 16,57 16,57 16,58 16,59 16,59 17,60 17,60 17,61 17,61 18,62 18,62 18,63 18,63 19,64 19,64 19,64 20,65 20,65 21,65 21,66 22,66 22,66 23,66 23,67 24,67 24,67 25,67 26,67 26,67 27,67 28,67 29,67 30,67 31,67 32,67 33,67 34,66 35,66 35,66 36,66 36,65 37,65 37,65 38,64 38,64 38,64 39,63 39,63 39,62 39,62 39,61 40,61 40,60 40,59 40,58 40,56 40,55 40,55 40,54 40,53 40,52 39,52 39,51 39,51 38,50 38,50 38,49 37,49 37,48 36,48 36,48 35,47 35,47 34,47 33,47 33,47 32,46 32,46 31,46 30,46 29,46 28,46 27,46 25,46 20,46 20,33 25,33 26,33 27,33 29,33 30,33 30,33 31,32 31,32 32,32 33,32 33,32 34,31 34,31 35,31 35,30 35,30 36,30 36,29 37,29 37,28 37,28 38,27 38,27 38,26 38,25 38,25 38,24 38,23 38,23 38,21 38,20 38,19 38,18 38,18 37,17 37,17 37,17 37,16 36,16 36,15 36,15 35,15 35,14 35,14 34,14 34,14 33,13 33,13 32,13 31,13 30,13 29,12 28,12 27,12 26,13 25,13 24,13 23,13 22,14 21,14 21,15 20,15 20,15 20,16 19,16 19,16 19,17 18,17 18,17 18,18 18,19 17,20 17,21 17,22 1,22 2,21 2,19 2,18 2,17 3,16 3,14 4,13 4,12 5,11 6,10 6,9 7,8 8,8 9,7 9,6 10,5 11,5 12,4 13,4 14,3 15,3 16,2 17,2 18,1 20,1 21,1 22,1 23,0 24,0 26,0 27,0 28,0 30,0 32,0 33,0 35,0 36,1 37,1 39,1 40,2 41,2 42,3 43,3 44,4 45,4 46,5 47,5 48,6 49,7 49,8 50,8 51,9 51,10 52,11 52,12 53,13 53,14 53,15 54,16 54,17 54,18 54,19 54,20 54,21 54,21 54,22 54,23 54,24 54,25 54,25 53,26 53,27 53,28 53,28 52,29 52,30 52,30 51,31 51,32 50,32 50,33 49,33 48,34 48,34 47,35 46,35 46,36 45,36 44,37 43,37 42,37 42,38 41,38 40,38 38,39 38,39 39,39 40,39 41,40 42,40 43,40 44,40 45,41 46,41 47,42 48,42 48,43 49,43 50,44 50,44 51,45 52,45 52,46 53,47 53,47 54,48 54,49 54,49 55,50 55,51 55,52 56,52 56,53 56,54 56,55 56,56 56,56">
              <text:p/>
            </draw:polygon>
          </draw:g>
          <draw:g>
            <draw:polygon draw:style-name="gr32" draw:text-style-name="P4" draw:layer="layout" svg:width="0.052cm" svg:height="0.077cm" svg:x="25.599cm" svg:y="20.221cm" svg:viewBox="0 0 53 78" draw:points="0,78 0,66 19,66 19,13 1,25 1,13 20,0 35,0 35,66 53,66 53,78">
              <text:p/>
            </draw:polygon>
            <draw:path draw:style-name="gr32" draw:text-style-name="P4" draw:layer="layout" svg:width="0.059cm" svg:height="0.077cm" svg:x="25.656cm" svg:y="20.221cm" svg:viewBox="0 0 60 78" svg:d="M50 62v16h-15v-16h-35v-12l33-50h17v50h10v12zM35 25v-2-4l1-3v-2l-1 1v1l-1 2-2 3-1 2-18 27h22z">
              <text:p/>
            </draw:path>
          </draw:g>
          <draw:g>
            <draw:polygon draw:style-name="gr32" draw:text-style-name="P4" draw:layer="layout" svg:width="0.052cm" svg:height="0.077cm" svg:x="25.863cm" svg:y="20.221cm" svg:viewBox="0 0 53 78" draw:points="0,78 0,66 19,66 19,13 1,25 1,13 20,0 35,0 35,66 53,66 53,78">
              <text:p/>
            </draw:polygon>
            <draw:polygon draw:style-name="gr32" draw:text-style-name="P4" draw:layer="layout" svg:width="0.055cm" svg:height="0.078cm" svg:x="25.923cm" svg:y="20.221cm" svg:viewBox="0 0 56 79" draw:points="56,52 56,53 56,55 56,56 56,57 55,59 55,60 55,61 54,63 54,64 53,65 53,66 52,67 51,68 51,69 50,70 49,71 48,72 47,73 46,74 45,74 44,75 42,76 41,76 40,77 38,77 37,78 36,78 34,78 32,79 31,79 29,79 27,79 26,79 24,79 23,79 21,78 20,78 19,78 17,78 16,77 15,77 14,76 13,76 12,75 11,75 10,74 9,74 8,73 7,72 6,71 6,71 5,70 4,69 4,68 3,67 3,66 2,65 2,64 1,63 1,62 1,61 0,60 0,59 0,58 15,57 16,58 16,59 16,60 17,61 17,61 17,61 17,62 18,62 18,63 18,63 19,63 19,64 19,64 20,64 20,64 21,65 21,65 21,65 22,65 23,66 23,66 24,66 24,66 25,66 25,66 26,66 27,66 28,66 29,66 30,66 32,66 32,66 33,66 33,65 34,65 34,65 35,64 35,64 36,64 36,63 37,63 37,62 38,62 38,61 38,61 39,60 39,60 39,58 40,57 40,55 40,54 40,52 40,51 40,51 40,50 40,49 40,49 40,48 40,47 39,47 39,46 39,45 39,45 38,44 38,44 38,43 37,43 37,42 37,42 36,42 36,41 35,41 35,41 34,40 34,40 33,40 33,40 32,39 31,39 31,39 30,39 29,39 29,39 28,39 27,39 26,39 25,39 24,39 24,39 23,40 22,40 22,40 21,41 20,41 20,41 19,42 19,42 18,43 18,43 17,44 2,44 5,0 52,0 52,12 19,12 18,31 18,31 19,30 20,30 20,29 21,29 22,29 23,28 24,28 25,27 25,27 26,27 27,27 28,26 30,26 31,26 32,26 33,26 35,26 36,27 37,27 39,27 40,27 41,28 42,28 43,29 44,29 45,30 46,30 47,31 48,32 49,33 50,33 51,34 51,35 52,36 53,37 53,38 54,39 54,40 55,41 55,43 55,44 56,45 56,46 56,48 56,49 56,50">
              <text:p/>
            </draw:polygon>
          </draw:g>
          <draw:g>
            <draw:polygon draw:style-name="gr32" draw:text-style-name="P4" draw:layer="layout" svg:width="0.052cm" svg:height="0.077cm" svg:x="26.116cm" svg:y="20.221cm" svg:viewBox="0 0 53 78" draw:points="0,78 0,66 19,66 19,13 1,25 1,13 20,0 35,0 35,66 53,66 53,78">
              <text:p/>
            </draw:polygon>
            <draw:path draw:style-name="gr32" draw:text-style-name="P4" draw:layer="layout" svg:width="0.054cm" svg:height="0.079cm" svg:x="26.176cm" svg:y="20.22cm" svg:viewBox="0 0 55 80" svg:d="M55 53v2l-1 1v2 1 1 2l-1 1v1l-1 1v2l-1 1v1l-1 1v1l-1 1-1 1h-1l-1 1-1 1-1 1h-1l-1 1-1 1h-1-1l-2 1h-1l-1 1h-2-1-2-2-3-1l-2-1h-2-1l-1-1h-2l-1-1-1-1-1-1h-2l-1-1-1-1-1-1-1-2-1-1v-1l-1-2-1-1-1-3-1-4-1-3-1-4v-5-4-5-5l1-4 1-4 1-4 1-4 1-1 1-2 1-1v-1l1-2 1-1 1-1 2-1 1-1 1-1 1-1h2l1-1 1-1h2 1l2-1h1 4 2 2 1l1 1h1 1 1l1 1h1 1l1 1h1v1h1l1 1 1 1 1 1 1 1 1 1v1h1v1l1 1v1 1l1 2v2l-14 2v-1l-1-1v-1l-1-1-1-1v-1h-1l-1-1h-1-1l-1-1h-1-1-1-1v1h-1-1l-1 1h-1v1h-1v1h-1v1l-1 1-1 1v1l-1 2v2l-1 2v3l-1 2v3 3l1-1 1-1 1-1 1-1 1-1h1l1-1 1-1h1 2l1-1h1 1 2 1 1 2 1 1 1l1 1h1 1l1 1h1l1 1 1 1h1l1 1 1 1 1 1 1 1v1l1 1 1 1v1l1 1v1 1l1 1v2 1 1 2l1 1zM39 54v-2-1-1l-1-1v-1-1-1h-1v-1l-1-1v-1h-1v-1h-1l-1-1h-1-1l-1-1h-1-1-1-1-1v1h-1-1-1v1h-1l-1 1h-1v1l-1 1v1l-1 1v1 1l-1 1v1 1 1 1 1l1 1v1 1 1l1 1v1 1h1v1l1 1 1 1 1 1h1v1h1 1v1h1 1 1 1 1 1l1-1h1l1-1h1v-1h1v-1l1-1v-1l1-1v-1l1-2v-1-2z">
              <text:p/>
            </draw:path>
          </draw:g>
          <draw:g>
            <draw:polygon draw:style-name="gr32" draw:text-style-name="P4" draw:layer="layout" svg:width="0.052cm" svg:height="0.077cm" svg:x="26.383cm" svg:y="20.221cm" svg:viewBox="0 0 53 78" draw:points="0,78 0,66 19,66 19,13 1,25 1,13 20,0 35,0 35,66 53,66 53,78">
              <text:p/>
            </draw:polygon>
            <draw:polygon draw:style-name="gr32" draw:text-style-name="P4" draw:layer="layout" svg:width="0.052cm" svg:height="0.077cm" svg:x="26.444cm" svg:y="20.221cm" svg:viewBox="0 0 53 78" draw:points="53,12 43,28 41,32 39,36 37,40 35,44 33,48 32,52 31,56 29,60 29,62 29,64 28,69 28,73 27,78 11,78 11,73 12,71 12,69 12,67 13,64 13,62 13,60 15,56 16,52 18,48 19,44 21,40 23,36 26,32 28,28 39,13 0,13 0,0 53,0">
              <text:p/>
            </draw:polygon>
          </draw:g>
          <draw:g>
            <draw:polygon draw:style-name="gr32" draw:text-style-name="P4" draw:layer="layout" svg:width="0.052cm" svg:height="0.077cm" svg:x="26.65cm" svg:y="20.221cm" svg:viewBox="0 0 53 78" draw:points="0,78 0,66 19,66 19,13 1,25 1,13 20,0 35,0 35,66 53,66 53,78">
              <text:p/>
            </draw:polygon>
            <draw:path draw:style-name="gr32" draw:text-style-name="P4" draw:layer="layout" svg:width="0.055cm" svg:height="0.079cm" svg:x="26.709cm" svg:y="20.22cm" svg:viewBox="0 0 56 80" svg:d="M56 57v1 1 2l-1 1v1 1l-1 1v1 1l-1 1v1l-1 1-1 1v1l-1 1-1 1h-1l-1 1-1 1h-1l-1 1h-1l-1 1h-2l-1 1h-1-2l-1 1h-2-2-3-2-2-1-2l-1-1h-2-1l-2-1h-1l-1-1h-1l-1-1h-1l-1-1-1-1h-1l-1-1-1-1-1-1v-1l-1-1v-1l-1-1v-1l-1-1v-1-1l-1-1v-1-1-2-1-1-1-1-1l1-1v-1-1l1-1v-1-1h1v-1l1-1 1-1v-1h1l1-1 1-1h1l1-1h1l1-1h1 1l1-1h1-1-1l-1-1h-1l-1-1h-1l-1-1-1-1-1-1-1-1-1-1-1-1v-1l-1-1v-1-1l-1-1v-1-1-1-1-2-1-1-1-1l1-1v-1-1l1-1v-1l1-1h1v-1l1-1 1-1 1-1 1-1h1l1-1h1l1-1h1l2-1h1 1 1l2-1h1 2 3 3 2 1l1 1h2 1l1 1h2 1l1 1h1l1 1h1l1 1 1 1 1 1 1 1v1l1 1 1 1v1l1 1v1 1 1l1 1v1 2 1 1 1 1h-1v1 1 1l-1 1v1l-1 1v1l-1 1-1 1-1 1h-1v1h-1v1h-1-1v1h-1-1l-1 1h-1 1v1h1 1 1l1 1h1l1 1h1l1 1 1 1h1v1l1 1 1 1v1l1 1v1l1 1v1 1 1l1 1v1 1zM38 22v-2-1-1h-1v-1-1-1h-1v-1h-1v-1h-1v-1h-1l-1-1h-1-1-1-1-1-1-1-1-1v1h-1l-1 1h-1v1l-1 1v1h-1v1 1 1 1 2 1 1 1 1 1h1v1 1h1v1h1v1h1l1 1h1 1l1 1h1 1 1 1l1-1h1 1l1-1h1v-1h1v-1l1-1v-1-1h1v-1-1-1zM40 56v-1-2l-1-1v-1-1l-1-1v-1l-1-1-1-1-1-1h-1l-1-1h-1-1-1-1-1-1-1-1-1-1l-1 1h-1-1v1l-1 1h-1v1 1h-1v1 1l-1 1v1 1 1 1 1 2 1 1h1v1 1 1h1v1l1 1 1 1h1v1h1 1v1h1 1 1 1 1 1 1 1 1 1v-1h1 1v-1h1l1-1v-1h1v-1-1h1v-1-1-1l1-1v-2z">
              <text:p/>
            </draw:path>
          </draw:g>
          <draw:g>
            <draw:polygon draw:style-name="gr32" draw:text-style-name="P4" draw:layer="layout" svg:width="0.052cm" svg:height="0.077cm" svg:x="26.904cm" svg:y="20.221cm" svg:viewBox="0 0 53 78" draw:points="0,78 0,66 19,66 19,13 1,25 1,13 20,0 35,0 35,66 53,66 53,78">
              <text:p/>
            </draw:polygon>
            <draw:path draw:style-name="gr32" draw:text-style-name="P4" draw:layer="layout" svg:width="0.054cm" svg:height="0.079cm" svg:x="26.963cm" svg:y="20.22cm" svg:viewBox="0 0 55 80" svg:d="M55 39v5l-1 4v5l-1 4-1 4-2 3v2l-1 1-1 1-1 2-1 1-1 1-1 1-1 1-1 1-1 1-2 1h-1l-1 1-2 1h-1-2l-1 1h-2-3-3-2-1l-1-1h-1-1-1l-1-1h-1-1l-1-1h-1l-1-1-1-1h-1v-1l-1-1-1-1-1-1v-1l-1-1v-1l-1-1v-1l-1-1v-1l-1-2 15-2v1l1 1v1l1 1v1h1l1 1 1 1h1l1 1h1 1 1 1 1l1-1h1 1v-1h1l1-1 1-1 1-1 1-1v-1l1-1v-1-1l1-1v-1-2l1-2v-3-3-3 1 1h-1v1h-1v1h-1v1h-1l-1 1h-1l-1 1h-1l-1 1h-1-1l-2 1h-1-1-2-1-1-1l-2-1h-1-1-1l-1-1h-1l-1-1h-1l-1-1-1-1-1-1-1-1-1-1v-1l-1-1-1-1v-1l-1-1v-1-1l-1-1v-2-1l-1-1v-2-1-1-2-1-2-1-2l1-1v-1-2l1-1v-1l1-1v-1l1-1 1-1 1-1v-1l1-1 1-1 1-1h1l1-1 1-1h1l1-1h2l1-1h1 2l1-1h2 1 2 1 2 1 2l1 1h2 1l2 1h1l1 1 1 1h2l1 1 1 1 1 1 1 1 1 1v2l1 1 1 1 1 2v1l1 2v2l1 1v2l1 2v2 2l1 5zM38 28v-2-1-1-1-1l-1-1v-1-1l-1-1v-1h-1v-1l-1-1-1-1h-1v-1h-1-1l-1-1h-1-1-1-1-1v1h-1-1l-1 1h-1v1h-1v1h-1v1l-1 1v1 1h-1v1 1 1 1 1 1 2 1 1 1 1h1v1 1l1 1v1h1v1l1 1h1v1h1l1 1h1 1 1 1 1 1 1 1l1-1h1v-1h1l1-1v-1h1v-1h1v-1-1h1v-1-1-1-1z">
              <text:p/>
            </draw:path>
          </draw:g>
          <draw:g>
            <draw:polygon draw:style-name="gr32" draw:text-style-name="P4" draw:layer="layout" svg:width="0.053cm" svg:height="0.078cm" svg:x="27.177cm" svg:y="20.22cm" svg:viewBox="0 0 54 79" draw:points="0,79 0,68 1,65 2,64 3,63 4,61 5,60 6,59 6,58 8,55 10,53 12,51 14,49 23,42 27,39 28,37 30,35 32,34 33,32 34,31 35,30 35,29 36,28 36,28 37,27 37,26 37,25 37,24 37,23 37,22 37,21 37,20 37,19 37,18 37,18 36,17 36,17 36,16 36,16 35,16 35,15 35,15 35,15 34,14 34,14 33,14 33,14 33,13 32,13 32,13 31,13 30,13 28,12 27,12 26,12 25,13 24,13 23,13 22,13 22,13 22,14 21,14 21,14 20,14 20,15 20,15 19,15 19,16 18,16 18,17 17,18 17,19 17,20 16,21 16,23 1,23 1,21 1,20 1,19 2,18 2,17 2,16 3,15 3,14 3,13 4,12 4,11 5,10 6,9 6,8 7,7 8,7 9,6 9,5 10,5 11,4 12,3 13,3 15,2 16,2 17,1 18,1 20,1 21,0 22,0 24,0 25,0 27,0 30,0 32,0 33,0 34,1 36,1 37,1 38,1 39,2 41,2 42,3 43,3 44,4 45,4 46,5 46,6 47,6 48,7 49,8 49,9 50,10 50,11 51,12 51,13 52,14 52,15 52,16 53,17 53,18 53,19 53,21 53,22 53,23 53,24 53,26 53,27 52,28 52,29 52,31 51,32 50,33 50,34 49,35 49,36 48,37 47,38 46,39 45,40 44,42 42,43 40,45 38,47 30,53 28,55 26,56 25,58 23,59 22,60 22,61 21,62 20,63 20,63 19,64 19,65 18,66 54,66 54,79">
              <text:p/>
            </draw:polygon>
            <draw:path draw:style-name="gr32" draw:text-style-name="P4" draw:layer="layout" svg:width="0.053cm" svg:height="0.079cm" svg:x="27.24cm" svg:y="20.22cm" svg:viewBox="0 0 54 80" svg:d="M54 40v5l-1 5v3 2l-1 2v2l-1 2v1l-1 2-1 2v1l-1 2-1 1-1 1-1 1-1 1-1 1-1 1-1 1-1 1h-1l-2 1h-1l-1 1h-1-2l-1 1h-1-2-1-2-1-2l-1-1h-1-2l-1-1h-1l-1-1h-1l-2-1-1-1-1-1-1-1-1-1-1-1v-1l-1-1-1-2-1-1v-2l-1-2v-1l-1-2v-2l-1-2v-2l-1-3v-5-5-6-5l1-2v-2-2l1-2v-2l1-2 1-2v-1l1-2 1-1 1-2v-1l1-1 1-1 1-1 1-1h2l1-1 1-1h1l1-1h2 1l1-1h2 1 2 1 2 1 1 2l1 1h1 1l2 1h1l1 1 1 1h1l1 1 1 1 1 1 1 1 1 1 1 2 1 1v2l1 1 1 2v2l1 2v2l1 2v2 2l1 5zM38 40v-4-4-3-3l-1-2v-2-1l-1-1v-1-1l-1-1v-1l-1-1-1-1h-1v-1h-1-1v-1h-1-1-1-1-1-1l-1 1h-1l-1 1-1 1-1 1-1 1v1 1l-1 1v1 1l-1 2v3 2 4 3l-1 4 1 4v3 4 2 3l1 2v1 1l1 1v1 1h1v1l1 1v1h1l1 1h1 1l1 1h1 1 1 1l1-1h1l1-1h1v-1h1v-1l1-1 1-1v-1-1-1l1-1v-2l1-3v-2-4-3z">
              <text:p/>
            </draw:path>
          </draw:g>
          <draw:g>
            <draw:polygon draw:style-name="gr32" draw:text-style-name="P4" draw:layer="layout" svg:width="0.053cm" svg:height="0.078cm" svg:x="27.43cm" svg:y="20.22cm" svg:viewBox="0 0 54 79" draw:points="0,79 0,68 1,65 2,64 3,63 4,61 5,60 6,59 6,58 8,55 10,53 12,51 14,49 23,42 27,39 28,37 30,35 32,34 33,32 34,31 35,30 35,29 36,28 36,28 37,27 37,26 37,25 37,24 37,23 37,22 37,21 37,20 37,19 37,18 37,18 36,17 36,17 36,16 36,16 35,16 35,15 35,15 35,15 34,14 34,14 33,14 33,14 33,13 32,13 32,13 31,13 30,13 28,12 27,12 26,12 25,13 24,13 23,13 22,13 22,13 22,14 21,14 21,14 20,14 20,15 20,15 19,15 19,16 18,16 18,17 17,18 17,19 17,20 16,21 16,23 1,23 1,21 1,20 1,19 2,18 2,17 2,16 3,15 3,14 3,13 4,12 4,11 5,10 6,9 6,8 7,7 8,7 9,6 9,5 10,5 11,4 12,3 13,3 15,2 16,2 17,1 18,1 20,1 21,0 22,0 24,0 25,0 27,0 30,0 32,0 33,0 34,1 36,1 37,1 38,1 39,2 41,2 42,3 43,3 44,4 45,4 46,5 46,6 47,6 48,7 49,8 49,9 50,10 50,11 51,12 51,13 52,14 52,15 52,16 53,17 53,18 53,19 53,21 53,22 53,23 53,24 53,26 53,27 52,28 52,29 52,31 51,32 50,33 50,34 49,35 49,36 48,37 47,38 46,39 45,40 44,42 42,43 40,45 38,47 30,53 28,55 26,56 25,58 23,59 22,60 22,61 21,62 20,63 20,63 19,64 19,65 18,66 54,66 54,79">
              <text:p/>
            </draw:polygon>
            <draw:polygon draw:style-name="gr32" draw:text-style-name="P4" draw:layer="layout" svg:width="0.052cm" svg:height="0.077cm" svg:x="27.496cm" svg:y="20.221cm" svg:viewBox="0 0 53 78" draw:points="0,78 0,66 19,66 19,13 1,25 1,13 20,0 35,0 35,66 53,66 53,78">
              <text:p/>
            </draw:polygon>
          </draw:g>
          <draw:g>
            <draw:polygon draw:style-name="gr32" draw:text-style-name="P4" draw:layer="layout" svg:width="0.053cm" svg:height="0.078cm" svg:x="27.689cm" svg:y="20.22cm" svg:viewBox="0 0 54 79" draw:points="0,79 0,68 1,65 2,64 3,63 4,61 5,60 6,59 6,58 8,55 10,53 12,51 14,49 23,42 27,39 28,37 30,35 32,34 33,32 34,31 35,30 35,29 36,28 36,28 37,27 37,26 37,25 37,24 37,23 37,22 37,21 37,20 37,19 37,18 37,18 36,17 36,17 36,16 36,16 35,16 35,15 35,15 35,15 34,14 34,14 33,14 33,14 33,13 32,13 32,13 31,13 30,13 28,12 27,12 26,12 25,13 24,13 23,13 22,13 22,13 22,14 21,14 21,14 20,14 20,15 20,15 19,15 19,16 18,16 18,17 17,18 17,19 17,20 16,21 16,23 1,23 1,21 1,20 1,19 2,18 2,17 2,16 3,15 3,14 3,13 4,12 4,11 5,10 6,9 6,8 7,7 8,7 9,6 9,5 10,5 11,4 12,3 13,3 15,2 16,2 17,1 18,1 20,1 21,0 22,0 24,0 25,0 27,0 30,0 32,0 33,0 34,1 36,1 37,1 38,1 39,2 41,2 42,3 43,3 44,4 45,4 46,5 46,6 47,6 48,7 49,8 49,9 50,10 50,11 51,12 51,13 52,14 52,15 52,16 53,17 53,18 53,19 53,21 53,22 53,23 53,24 53,26 53,27 52,28 52,29 52,31 51,32 50,33 50,34 49,35 49,36 48,37 47,38 46,39 45,40 44,42 42,43 40,45 38,47 30,53 28,55 26,56 25,58 23,59 22,60 22,61 21,62 20,63 20,63 19,64 19,65 18,66 54,66 54,79">
              <text:p/>
            </draw:polygon>
            <draw:polygon draw:style-name="gr32" draw:text-style-name="P4" draw:layer="layout" svg:width="0.053cm" svg:height="0.078cm" svg:x="27.752cm" svg:y="20.22cm" svg:viewBox="0 0 54 79" draw:points="0,79 0,68 1,65 2,64 3,63 4,61 5,60 6,59 6,58 8,55 10,53 12,51 14,49 23,42 27,39 28,37 30,35 32,34 33,32 34,31 35,30 35,29 36,28 36,28 37,27 37,26 37,25 37,24 37,23 37,22 37,21 37,20 37,19 37,18 37,18 36,17 36,17 36,16 36,16 35,16 35,15 35,15 35,15 34,14 34,14 33,14 33,14 33,13 32,13 32,13 31,13 30,13 28,12 27,12 26,12 25,13 24,13 23,13 22,13 22,13 22,14 21,14 21,14 20,14 20,15 20,15 19,15 19,16 18,16 18,17 17,18 17,19 17,20 16,21 16,23 1,23 1,21 1,20 1,19 2,18 2,17 2,16 3,15 3,14 3,13 4,12 4,11 5,10 6,9 6,8 7,7 8,7 9,6 9,5 10,5 11,4 12,3 13,3 15,2 16,2 17,1 18,1 20,1 21,0 22,0 24,0 25,0 27,0 30,0 32,0 33,0 34,1 36,1 37,1 38,1 39,2 41,2 42,3 43,3 44,4 45,4 46,5 46,6 47,6 48,7 49,8 49,9 50,10 50,11 51,12 51,13 52,14 52,15 52,16 53,17 53,18 53,19 53,21 53,22 53,23 53,24 53,26 53,27 52,28 52,29 52,31 51,32 50,33 50,34 49,35 49,36 48,37 47,38 46,39 45,40 44,42 42,43 40,45 38,47 30,53 28,55 26,56 25,58 23,59 22,60 22,61 21,62 20,63 20,63 19,64 19,65 18,66 54,66 54,79">
              <text:p/>
            </draw:polygon>
          </draw:g>
          <draw:g>
            <draw:polygon draw:style-name="gr32" draw:text-style-name="P4" draw:layer="layout" svg:width="0.053cm" svg:height="0.078cm" svg:x="27.947cm" svg:y="20.22cm" svg:viewBox="0 0 54 79" draw:points="0,79 0,68 1,65 2,64 3,63 4,61 5,60 6,59 6,58 8,55 10,53 12,51 14,49 23,42 27,39 28,37 30,35 32,34 33,32 34,31 35,30 35,29 36,28 36,28 37,27 37,26 37,25 37,24 37,23 37,22 37,21 37,20 37,19 37,18 37,18 36,17 36,17 36,16 36,16 35,16 35,15 35,15 35,15 34,14 34,14 33,14 33,14 33,13 32,13 32,13 31,13 30,13 28,12 27,12 26,12 25,13 24,13 23,13 22,13 22,13 22,14 21,14 21,14 20,14 20,15 20,15 19,15 19,16 18,16 18,17 17,18 17,19 17,20 16,21 16,23 1,23 1,21 1,20 1,19 2,18 2,17 2,16 3,15 3,14 3,13 4,12 4,11 5,10 6,9 6,8 7,7 8,7 9,6 9,5 10,5 11,4 12,3 13,3 15,2 16,2 17,1 18,1 20,1 21,0 22,0 24,0 25,0 27,0 30,0 32,0 33,0 34,1 36,1 37,1 38,1 39,2 41,2 42,3 43,3 44,4 45,4 46,5 46,6 47,6 48,7 49,8 49,9 50,10 50,11 51,12 51,13 52,14 52,15 52,16 53,17 53,18 53,19 53,21 53,22 53,23 53,24 53,26 53,27 52,28 52,29 52,31 51,32 50,33 50,34 49,35 49,36 48,37 47,38 46,39 45,40 44,42 42,43 40,45 38,47 30,53 28,55 26,56 25,58 23,59 22,60 22,61 21,62 20,63 20,63 19,64 19,65 18,66 54,66 54,79">
              <text:p/>
            </draw:polygon>
            <draw:polygon draw:style-name="gr32" draw:text-style-name="P4" draw:layer="layout" svg:width="0.055cm" svg:height="0.079cm" svg:x="28.009cm" svg:y="20.22cm" svg:viewBox="0 0 56 80" draw:points="56,57 56,59 56,60 56,61 56,62 55,63 55,65 55,66 54,67 54,68 53,69 53,70 52,71 52,71 51,72 50,73 49,74 48,75 47,75 46,76 45,77 44,77 43,78 42,78 41,78 39,79 38,79 36,79 35,80 33,80 32,80 29,80 27,80 25,80 23,80 22,80 20,79 18,79 17,79 16,78 14,78 13,77 12,76 11,76 10,75 9,74 8,74 7,73 6,72 6,71 5,70 4,70 4,69 3,68 3,67 2,66 2,65 1,64 1,63 1,62 1,61 0,60 0,59 0,58 16,56 16,57 16,57 16,58 16,59 16,59 17,60 17,60 17,61 17,61 18,62 18,62 18,63 18,63 19,64 19,64 19,64 20,65 20,65 21,65 21,66 22,66 22,66 23,66 23,67 24,67 24,67 25,67 26,67 26,67 27,67 28,67 29,67 30,67 31,67 32,67 33,67 34,66 35,66 35,66 36,66 36,65 37,65 37,65 38,64 38,64 38,64 39,63 39,63 39,62 39,62 39,61 40,61 40,60 40,59 40,58 40,56 40,55 40,55 40,54 40,53 40,52 39,52 39,51 39,51 38,50 38,50 38,49 37,49 37,48 36,48 36,48 35,47 35,47 34,47 33,47 33,47 32,46 32,46 31,46 30,46 29,46 28,46 27,46 25,46 20,46 20,33 25,33 26,33 27,33 29,33 30,33 30,33 31,32 31,32 32,32 33,32 33,32 34,31 34,31 35,31 35,30 35,30 36,30 36,29 37,29 37,28 37,28 38,27 38,27 38,26 38,25 38,25 38,24 38,23 38,23 38,21 38,20 38,19 38,18 38,18 37,17 37,17 37,17 37,16 36,16 36,15 36,15 35,15 35,14 35,14 34,14 34,14 33,13 33,13 32,13 31,13 30,13 29,12 28,12 27,12 26,13 25,13 24,13 23,13 22,14 21,14 21,15 20,15 20,15 20,16 19,16 19,16 19,17 18,17 18,17 18,18 18,19 17,20 17,21 17,22 1,22 2,21 2,19 2,18 2,17 3,16 3,14 4,13 4,12 5,11 6,10 6,9 7,8 8,8 9,7 9,6 10,5 11,5 12,4 13,4 14,3 15,3 16,2 17,2 18,1 20,1 21,1 22,1 23,0 24,0 26,0 27,0 28,0 30,0 32,0 33,0 35,0 36,1 37,1 39,1 40,2 41,2 42,3 43,3 44,4 45,4 46,5 47,5 48,6 49,7 49,8 50,8 51,9 51,10 52,11 52,12 53,13 53,14 53,15 54,16 54,17 54,18 54,19 54,20 54,21 54,21 54,22 54,23 54,24 54,25 54,25 53,26 53,27 53,28 53,28 52,29 52,30 52,30 51,31 51,32 50,32 50,33 49,33 48,34 48,34 47,35 46,35 46,36 45,36 44,37 43,37 42,37 42,38 41,38 40,38 38,39 38,39 39,39 40,39 41,40 42,40 43,40 44,40 45,41 46,41 47,42 48,42 48,43 49,43 50,44 50,44 51,45 52,45 52,46 53,47 53,47 54,48 54,49 54,49 55,50 55,51 55,52 56,52 56,53 56,54 56,55 56,56 56,56">
              <text:p/>
            </draw:polygon>
          </draw:g>
          <draw:g>
            <draw:polygon draw:style-name="gr32" draw:text-style-name="P4" draw:layer="layout" svg:width="0.053cm" svg:height="0.078cm" svg:x="28.215cm" svg:y="20.22cm" svg:viewBox="0 0 54 79" draw:points="0,79 0,68 1,65 2,64 3,63 4,61 5,60 6,59 6,58 8,55 10,53 12,51 14,49 23,42 27,39 28,37 30,35 32,34 33,32 34,31 35,30 35,29 36,28 36,28 37,27 37,26 37,25 37,24 37,23 37,22 37,21 37,20 37,19 37,18 37,18 36,17 36,17 36,16 36,16 35,16 35,15 35,15 35,15 34,14 34,14 33,14 33,14 33,13 32,13 32,13 31,13 30,13 28,12 27,12 26,12 25,13 24,13 23,13 22,13 22,13 22,14 21,14 21,14 20,14 20,15 20,15 19,15 19,16 18,16 18,17 17,18 17,19 17,20 16,21 16,23 1,23 1,21 1,20 1,19 2,18 2,17 2,16 3,15 3,14 3,13 4,12 4,11 5,10 6,9 6,8 7,7 8,7 9,6 9,5 10,5 11,4 12,3 13,3 15,2 16,2 17,1 18,1 20,1 21,0 22,0 24,0 25,0 27,0 30,0 32,0 33,0 34,1 36,1 37,1 38,1 39,2 41,2 42,3 43,3 44,4 45,4 46,5 46,6 47,6 48,7 49,8 49,9 50,10 50,11 51,12 51,13 52,14 52,15 52,16 53,17 53,18 53,19 53,21 53,22 53,23 53,24 53,26 53,27 52,28 52,29 52,31 51,32 50,33 50,34 49,35 49,36 48,37 47,38 46,39 45,40 44,42 42,43 40,45 38,47 30,53 28,55 26,56 25,58 23,59 22,60 22,61 21,62 20,63 20,63 19,64 19,65 18,66 54,66 54,79">
              <text:p/>
            </draw:polygon>
            <draw:path draw:style-name="gr32" draw:text-style-name="P4" draw:layer="layout" svg:width="0.059cm" svg:height="0.077cm" svg:x="28.276cm" svg:y="20.221cm" svg:viewBox="0 0 60 78" svg:d="M50 62v16h-15v-16h-35v-12l33-50h17v50h10v12zM35 25v-2-4l1-3v-2l-1 1v1l-1 2-2 3-1 2-18 27h22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ef2929" draw:end-color="#a40000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liam Simko</meta:initial-creator>
    <meta:creation-date>2016-03-11T10:50:36.218657219</meta:creation-date>
    <dc:date>2016-04-27T13:16:05.981432814</dc:date>
    <dc:creator>Viliam Simko</dc:creator>
    <meta:editing-duration>P1DT2H2M15S</meta:editing-duration>
    <meta:editing-cycles>26</meta:editing-cycles>
    <meta:generator>LibreOffice/4.2.8.2$Linux_X86_64 LibreOffice_project/420m0$Build-2</meta:generator>
    <meta:document-statistic meta:object-count="282"/>
  </office:meta>
</office:document-meta>
</file>